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text-align="center" style:justify-single-word="false"/>
      <style:text-properties officeooo:rsid="000f17e4" officeooo:paragraph-rsid="0019938f"/>
    </style:style>
    <style:style style:name="P2" style:family="paragraph" style:parent-style-name="Text_20_body">
      <style:paragraph-properties fo:margin-top="0cm" fo:margin-bottom="0cm" style:contextual-spacing="false" fo:text-align="center" style:justify-single-word="false"/>
      <style:text-properties officeooo:rsid="000f17e4" officeooo:paragraph-rsid="0020c8ab"/>
    </style:style>
    <style:style style:name="P3" style:family="paragraph" style:parent-style-name="Text_20_body">
      <style:paragraph-properties fo:margin-top="0cm" fo:margin-bottom="0cm" style:contextual-spacing="false" fo:text-align="justify" style:justify-single-word="false"/>
      <style:text-properties officeooo:rsid="000f17e4" officeooo:paragraph-rsid="0020c8ab"/>
    </style:style>
    <style:style style:name="P4" style:family="paragraph" style:parent-style-name="Text_20_body">
      <style:paragraph-properties fo:margin-top="0cm" fo:margin-bottom="0cm" style:contextual-spacing="false" fo:text-align="justify" style:justify-single-word="false"/>
      <style:text-properties officeooo:rsid="000f17e4" officeooo:paragraph-rsid="00256ae7"/>
    </style:style>
    <style:style style:name="P5" style:family="paragraph" style:parent-style-name="Standard">
      <style:paragraph-properties fo:text-align="justify" style:justify-single-word="false"/>
      <style:text-properties officeooo:rsid="000f17e4" officeooo:paragraph-rsid="004ef082"/>
    </style:style>
    <style:style style:name="P6" style:family="paragraph" style:parent-style-name="Standard">
      <style:paragraph-properties fo:margin-top="0cm" fo:margin-bottom="0cm" style:contextual-spacing="false" fo:text-align="justify" style:justify-single-word="false"/>
      <style:text-properties officeooo:rsid="000f17e4" officeooo:paragraph-rsid="004ef082"/>
    </style:style>
    <style:style style:name="P7" style:family="paragraph" style:parent-style-name="Standard">
      <style:paragraph-properties fo:margin-top="0cm" fo:margin-bottom="0cm" style:contextual-spacing="false" fo:text-align="justify" style:justify-single-word="false"/>
      <style:text-properties officeooo:rsid="000f17e4" officeooo:paragraph-rsid="0053321d"/>
    </style:style>
    <style:style style:name="P8" style:family="paragraph" style:parent-style-name="Text_20_body">
      <style:paragraph-properties fo:margin-top="0cm" fo:margin-bottom="0cm" style:contextual-spacing="false" fo:text-align="justify" style:justify-single-word="false"/>
      <style:text-properties officeooo:rsid="000f17e4" officeooo:paragraph-rsid="0032acd5"/>
    </style:style>
    <style:style style:name="P9" style:family="paragraph" style:parent-style-name="Text_20_body">
      <style:paragraph-properties fo:margin-top="0cm" fo:margin-bottom="0cm" style:contextual-spacing="false" fo:text-align="justify" style:justify-single-word="false"/>
      <style:text-properties officeooo:rsid="000f17e4" officeooo:paragraph-rsid="003d6996"/>
    </style:style>
    <style:style style:name="P10" style:family="paragraph" style:parent-style-name="Text_20_body">
      <style:paragraph-properties fo:text-align="justify" style:justify-single-word="false"/>
      <style:text-properties officeooo:rsid="000f17e4" officeooo:paragraph-rsid="005b15b0"/>
    </style:style>
    <style:style style:name="P11" style:family="paragraph" style:parent-style-name="Text_20_body">
      <style:paragraph-properties fo:text-align="justify" style:justify-single-word="false"/>
      <style:text-properties officeooo:rsid="000f17e4" officeooo:paragraph-rsid="00603832"/>
    </style:style>
    <style:style style:name="P12" style:family="paragraph" style:parent-style-name="Standard">
      <style:text-properties officeooo:rsid="000f17e4" officeooo:paragraph-rsid="0032acd5"/>
    </style:style>
    <style:style style:name="P13" style:family="paragraph" style:parent-style-name="Text_20_body">
      <style:paragraph-properties fo:margin-top="0cm" fo:margin-bottom="0cm" style:contextual-spacing="false"/>
      <style:text-properties officeooo:rsid="000f17e4" officeooo:paragraph-rsid="0032acd5"/>
    </style:style>
    <style:style style:name="P14" style:family="paragraph" style:parent-style-name="Standard">
      <style:paragraph-properties fo:text-align="start" style:justify-single-word="false"/>
      <style:text-properties officeooo:rsid="000f17e4" officeooo:paragraph-rsid="004cd197"/>
    </style:style>
    <style:style style:name="P15" style:family="paragraph" style:parent-style-name="Standard">
      <style:paragraph-properties fo:margin-top="0cm" fo:margin-bottom="0cm" style:contextual-spacing="false" fo:text-align="start" style:justify-single-word="false"/>
      <style:text-properties officeooo:rsid="000f17e4" officeooo:paragraph-rsid="00617cef"/>
    </style:style>
    <style:style style:name="P16" style:family="paragraph" style:parent-style-name="Standard">
      <style:paragraph-properties fo:margin-top="0cm" fo:margin-bottom="0cm" style:contextual-spacing="false" fo:text-align="start" style:justify-single-word="false"/>
      <style:text-properties officeooo:rsid="000f17e4" officeooo:paragraph-rsid="0061c15d"/>
    </style:style>
    <style:style style:name="P17" style:family="paragraph" style:parent-style-name="Standard">
      <style:paragraph-properties fo:margin-top="0cm" fo:margin-bottom="0cm" style:contextual-spacing="false" fo:text-align="start" style:justify-single-word="false"/>
      <style:text-properties officeooo:rsid="000f17e4" officeooo:paragraph-rsid="00657838"/>
    </style:style>
    <style:style style:name="P18" style:family="paragraph" style:parent-style-name="Standard">
      <style:paragraph-properties fo:margin-top="0cm" fo:margin-bottom="0cm" style:contextual-spacing="false" fo:text-align="start" style:justify-single-word="false"/>
      <style:text-properties officeooo:rsid="000f17e4" officeooo:paragraph-rsid="00676cdb"/>
    </style:style>
    <style:style style:name="P19" style:family="paragraph" style:parent-style-name="Standard">
      <style:paragraph-properties fo:margin-top="0cm" fo:margin-bottom="0cm" style:contextual-spacing="false" fo:text-align="start" style:justify-single-word="false"/>
      <style:text-properties officeooo:rsid="000f17e4" officeooo:paragraph-rsid="006ba6f3"/>
    </style:style>
    <style:style style:name="P20" style:family="paragraph" style:parent-style-name="Standard">
      <style:text-properties officeooo:rsid="000f17e4" officeooo:paragraph-rsid="00657838"/>
    </style:style>
    <style:style style:name="P21" style:family="paragraph" style:parent-style-name="Text_20_body">
      <style:paragraph-properties fo:margin-top="0cm" fo:margin-bottom="0cm" style:contextual-spacing="false" fo:text-align="center" style:justify-single-word="false"/>
      <style:text-properties officeooo:paragraph-rsid="0026ac10"/>
    </style:style>
    <style:style style:name="P22" style:family="paragraph" style:parent-style-name="Standard">
      <style:text-properties style:text-underline-style="solid" style:text-underline-width="auto" style:text-underline-color="font-color" fo:font-weight="bold" officeooo:rsid="000ae644" officeooo:paragraph-rsid="0032acd5" style:font-weight-asian="bold"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9504" officeooo:paragraph-rsid="0032acd5" fo:background-color="#ffff00"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style:text-underline-style="none" fo:font-weight="bold" officeooo:rsid="004b3506" officeooo:paragraph-rsid="004b3506" fo:background-color="#ffff00"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style:text-underline-style="none" fo:font-weight="bold" officeooo:rsid="004b3506" officeooo:paragraph-rsid="0050b692" fo:background-color="#ffff00"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style:text-underline-style="none" fo:font-weight="bold" officeooo:rsid="000d9504" officeooo:paragraph-rsid="0032acd5" fo:background-color="#ffff00" style:font-size-asian="14pt" style:font-weight-asian="bold" style:font-size-complex="14pt" style:font-weight-complex="bold"/>
    </style:style>
    <style:style style:name="P27" style:family="paragraph" style:parent-style-name="Text_20_body">
      <style:text-properties officeooo:paragraph-rsid="0032acd5"/>
    </style:style>
    <style:style style:name="P28" style:family="paragraph" style:parent-style-name="Text_20_body">
      <style:paragraph-properties fo:margin-top="0cm" fo:margin-bottom="0cm" style:contextual-spacing="false" fo:text-align="justify" style:justify-single-word="false"/>
      <style:text-properties officeooo:paragraph-rsid="003e0a47"/>
    </style:style>
    <style:style style:name="P29" style:family="paragraph" style:parent-style-name="Text_20_body">
      <style:paragraph-properties fo:text-align="justify" style:justify-single-word="false"/>
    </style:style>
    <style:style style:name="P30" style:family="paragraph" style:parent-style-name="Text_20_body">
      <style:text-properties officeooo:rsid="000d9504" officeooo:paragraph-rsid="0032acd5"/>
    </style:style>
    <style:style style:name="P31" style:family="paragraph" style:parent-style-name="Text_20_body">
      <style:text-properties fo:color="#c9211e" loext:opacity="100%" style:text-underline-style="solid" style:text-underline-width="auto" style:text-underline-color="font-color" fo:font-weight="bold" officeooo:rsid="0012fe5d" officeooo:paragraph-rsid="0032acd5" style:font-weight-asian="bold" style:font-weight-complex="bold"/>
    </style:style>
    <style:style style:name="P32" style:family="paragraph" style:parent-style-name="Text_20_body">
      <style:text-properties fo:color="#c9211e" loext:opacity="100%" officeooo:paragraph-rsid="0032acd5"/>
    </style:style>
    <style:style style:name="P33" style:family="paragraph" style:parent-style-name="Text_20_body">
      <style:paragraph-properties fo:margin-top="0cm" fo:margin-bottom="0cm" style:contextual-spacing="false"/>
      <style:text-properties fo:font-weight="bold" officeooo:paragraph-rsid="005fa4cf" fo:background-color="#ffff00" style:font-weight-asian="bold" style:font-weight-complex="bold"/>
    </style:style>
    <style:style style:name="P34" style:family="paragraph" style:parent-style-name="Standard">
      <style:paragraph-properties fo:text-align="center" style:justify-single-word="false"/>
      <style:text-properties fo:color="#ffffff" loext:opacity="100%" fo:font-size="16pt" style:text-underline-style="none" fo:font-weight="bold" officeooo:rsid="003026f6" officeooo:paragraph-rsid="0032acd5" fo:background-color="#3465a4" style:font-size-asian="16pt" style:font-weight-asian="bold" style:font-size-complex="16pt" style:font-weight-complex="bold"/>
    </style:style>
    <style:style style:name="P35" style:family="paragraph" style:parent-style-name="Standard">
      <style:text-properties style:text-underline-style="none" fo:font-weight="normal" officeooo:rsid="000ae644" officeooo:paragraph-rsid="00676cdb" style:font-weight-asian="normal" style:font-weight-complex="normal"/>
    </style:style>
    <style:style style:name="P36" style:family="paragraph" style:parent-style-name="Standard">
      <style:paragraph-properties fo:margin-top="0cm" fo:margin-bottom="0cm" style:contextual-spacing="false" fo:text-align="start" style:justify-single-word="false"/>
      <style:text-properties officeooo:rsid="000ae644" officeooo:paragraph-rsid="00676cdb"/>
    </style:style>
    <style:style style:name="P37" style:family="paragraph" style:parent-style-name="Standard">
      <style:paragraph-properties fo:margin-top="0cm" fo:margin-bottom="0cm" style:contextual-spacing="false" fo:text-align="start" style:justify-single-word="false"/>
      <style:text-properties officeooo:rsid="000ae644" officeooo:paragraph-rsid="0076b0e2"/>
    </style:style>
    <style:style style:name="P38" style:family="paragraph" style:parent-style-name="Text_20_body">
      <style:text-properties officeooo:rsid="00803525" officeooo:paragraph-rsid="00803525"/>
    </style:style>
    <style:style style:name="P39" style:family="paragraph" style:parent-style-name="Standard" style:list-style-name="L9">
      <style:paragraph-properties fo:text-align="justify" style:justify-single-word="false"/>
      <style:text-properties officeooo:rsid="000f17e4" officeooo:paragraph-rsid="0032acd5"/>
    </style:style>
    <style:style style:name="P40" style:family="paragraph" style:parent-style-name="Standard" style:list-style-name="L10">
      <style:paragraph-properties fo:text-align="justify" style:justify-single-word="false"/>
      <style:text-properties officeooo:rsid="000f17e4" officeooo:paragraph-rsid="0032acd5"/>
    </style:style>
    <style:style style:name="P41" style:family="paragraph" style:parent-style-name="Standard" style:list-style-name="L11">
      <style:paragraph-properties fo:text-align="justify" style:justify-single-word="false"/>
      <style:text-properties officeooo:rsid="000f17e4" officeooo:paragraph-rsid="0032acd5"/>
    </style:style>
    <style:style style:name="P42" style:family="paragraph" style:parent-style-name="Standard" style:list-style-name="L15">
      <style:paragraph-properties fo:margin-top="0cm" fo:margin-bottom="0cm" style:contextual-spacing="false" fo:text-align="start" style:justify-single-word="false"/>
      <style:text-properties officeooo:rsid="000f17e4" officeooo:paragraph-rsid="006ba6f3"/>
    </style:style>
    <style:style style:name="P43" style:family="paragraph" style:parent-style-name="Standard" style:list-style-name="L15">
      <style:paragraph-properties fo:margin-top="0cm" fo:margin-bottom="0cm" style:contextual-spacing="false" fo:text-align="start" style:justify-single-word="false"/>
      <style:text-properties officeooo:rsid="000f17e4" officeooo:paragraph-rsid="006cbae8"/>
    </style:style>
    <style:style style:name="P44" style:family="paragraph" style:parent-style-name="Standard" style:list-style-name="L14">
      <style:text-properties style:text-underline-style="solid" style:text-underline-width="auto" style:text-underline-color="font-color" fo:font-weight="bold" officeooo:rsid="00134eca" officeooo:paragraph-rsid="006950c5" style:font-weight-asian="bold" style:font-weight-complex="bold"/>
    </style:style>
    <style:style style:name="P45" style:family="paragraph" style:parent-style-name="Standard" style:list-style-name="L14">
      <style:text-properties style:text-underline-style="solid" style:text-underline-width="auto" style:text-underline-color="font-color" fo:font-weight="bold" officeooo:rsid="00134eca" officeooo:paragraph-rsid="0079ade2" style:font-weight-asian="bold" style:font-weight-complex="bold"/>
    </style:style>
    <style:style style:name="P46" style:family="paragraph" style:parent-style-name="Standard" style:list-style-name="L14">
      <style:paragraph-properties fo:margin-top="0cm" fo:margin-bottom="0cm" style:contextual-spacing="false" fo:text-align="start" style:justify-single-word="false"/>
      <style:text-properties style:text-underline-style="solid" style:text-underline-width="auto" style:text-underline-color="font-color" fo:font-weight="bold" officeooo:rsid="000ae644" officeooo:paragraph-rsid="00771675" style:font-weight-asian="bold" style:font-weight-complex="bold"/>
    </style:style>
    <style:style style:name="P47" style:family="paragraph" style:parent-style-name="Standard" style:list-style-name="L14">
      <style:text-properties officeooo:rsid="000d83f2" officeooo:paragraph-rsid="0032acd5"/>
    </style:style>
    <style:style style:name="P48" style:family="paragraph" style:parent-style-name="Standard" style:list-style-name="L14">
      <style:text-properties officeooo:rsid="00134eca" officeooo:paragraph-rsid="0032acd5"/>
    </style:style>
    <style:style style:name="P49" style:family="paragraph" style:parent-style-name="Standard" style:list-style-name="L14">
      <style:text-properties officeooo:rsid="000ae644" officeooo:paragraph-rsid="00617cef"/>
    </style:style>
    <style:style style:name="P50" style:family="paragraph" style:parent-style-name="Standard">
      <style:text-properties fo:font-size="14pt" officeooo:rsid="000ae644" officeooo:paragraph-rsid="004b50b3" style:font-size-asian="14pt" style:font-size-complex="14pt"/>
    </style:style>
    <style:style style:name="P51" style:family="paragraph" style:parent-style-name="Standard">
      <style:text-properties fo:font-size="14pt" style:text-underline-style="none" fo:font-weight="bold" officeooo:rsid="000d83f2" officeooo:paragraph-rsid="0032acd5" fo:background-color="#afd095" style:font-size-asian="14pt" style:font-weight-asian="bold" style:font-size-complex="14pt" style:font-weight-complex="bold"/>
    </style:style>
    <style:style style:name="P52" style:family="paragraph" style:parent-style-name="Standard">
      <style:text-properties fo:font-size="14pt" style:text-underline-style="solid" style:text-underline-width="auto" style:text-underline-color="font-color" fo:font-weight="bold" officeooo:rsid="000d83f2" officeooo:paragraph-rsid="0032acd5" style:font-size-asian="14pt" style:font-weight-asian="bold" style:font-size-complex="14pt" style:font-weight-complex="bold"/>
    </style:style>
    <style:style style:name="P53" style:family="paragraph" style:parent-style-name="Text_20_body" style:list-style-name="L1"/>
    <style:style style:name="P54" style:family="paragraph" style:parent-style-name="Text_20_body" style:list-style-name="L1">
      <style:paragraph-properties fo:margin-top="0cm" fo:margin-bottom="0cm" style:contextual-spacing="false" fo:text-align="justify" style:justify-single-word="false"/>
      <style:text-properties officeooo:paragraph-rsid="0019938f"/>
    </style:style>
    <style:style style:name="P55" style:family="paragraph" style:parent-style-name="Text_20_body" style:list-style-name="L2">
      <style:paragraph-properties fo:text-align="justify" style:justify-single-word="false"/>
    </style:style>
    <style:style style:name="P56" style:family="paragraph" style:parent-style-name="Text_20_body" style:list-style-name="L2">
      <style:paragraph-properties fo:text-align="justify" style:justify-single-word="false"/>
      <style:text-properties officeooo:paragraph-rsid="001e1903"/>
    </style:style>
    <style:style style:name="P57" style:family="paragraph" style:parent-style-name="Text_20_body" style:list-style-name="L3">
      <style:paragraph-properties fo:text-align="justify" style:justify-single-word="false"/>
      <style:text-properties officeooo:paragraph-rsid="0020c8ab"/>
    </style:style>
    <style:style style:name="P58" style:family="paragraph" style:parent-style-name="Text_20_body" style:list-style-name="L4">
      <style:text-properties officeooo:paragraph-rsid="003b5747"/>
    </style:style>
    <style:style style:name="P59" style:family="paragraph" style:parent-style-name="Text_20_body" style:list-style-name="L4">
      <style:paragraph-properties fo:margin-top="0cm" fo:margin-bottom="0cm" style:contextual-spacing="false" fo:text-align="justify" style:justify-single-word="false"/>
      <style:text-properties officeooo:rsid="000f17e4" officeooo:paragraph-rsid="00364d9f"/>
    </style:style>
    <style:style style:name="P60" style:family="paragraph" style:parent-style-name="Text_20_body" style:list-style-name="L4">
      <style:paragraph-properties fo:margin-top="0cm" fo:margin-bottom="0cm" style:contextual-spacing="false" fo:text-align="justify" style:justify-single-word="false"/>
      <style:text-properties officeooo:rsid="000f17e4" officeooo:paragraph-rsid="00374579"/>
    </style:style>
    <style:style style:name="P61" style:family="paragraph" style:parent-style-name="Text_20_body" style:list-style-name="L4">
      <style:paragraph-properties fo:margin-top="0cm" fo:margin-bottom="0cm" style:contextual-spacing="false" fo:text-align="justify" style:justify-single-word="false"/>
      <style:text-properties officeooo:rsid="000f17e4" officeooo:paragraph-rsid="0039ba01"/>
    </style:style>
    <style:style style:name="P62" style:family="paragraph" style:parent-style-name="Text_20_body" style:list-style-name="L4">
      <style:paragraph-properties fo:margin-top="0cm" fo:margin-bottom="0cm" style:contextual-spacing="false" fo:text-align="justify" style:justify-single-word="false"/>
      <style:text-properties officeooo:rsid="000f17e4" officeooo:paragraph-rsid="00446acc"/>
    </style:style>
    <style:style style:name="P63" style:family="paragraph" style:parent-style-name="Text_20_body" style:list-style-name="L10">
      <style:paragraph-properties fo:text-align="justify" style:justify-single-word="false"/>
      <style:text-properties officeooo:rsid="000f17e4" officeooo:paragraph-rsid="0053321d"/>
    </style:style>
    <style:style style:name="P64" style:family="paragraph" style:parent-style-name="Text_20_body" style:list-style-name="L12">
      <style:paragraph-properties fo:margin-top="0cm" fo:margin-bottom="0cm" style:contextual-spacing="false" fo:text-align="justify" style:justify-single-word="false"/>
      <style:text-properties officeooo:rsid="000f17e4" officeooo:paragraph-rsid="0032acd5"/>
    </style:style>
    <style:style style:name="P65" style:family="paragraph" style:parent-style-name="Text_20_body" style:list-style-name="L13">
      <style:paragraph-properties fo:margin-top="0cm" fo:margin-bottom="0cm" style:contextual-spacing="false" fo:text-align="justify" style:justify-single-word="false"/>
      <style:text-properties officeooo:rsid="000f17e4" officeooo:paragraph-rsid="0032acd5"/>
    </style:style>
    <style:style style:name="P66" style:family="paragraph" style:parent-style-name="Text_20_body" style:list-style-name="L13">
      <style:paragraph-properties fo:margin-top="0cm" fo:margin-bottom="0cm" style:contextual-spacing="false" fo:text-align="justify" style:justify-single-word="false"/>
      <style:text-properties officeooo:rsid="000f17e4" officeooo:paragraph-rsid="0055bf5a"/>
    </style:style>
    <style:style style:name="P67" style:family="paragraph" style:parent-style-name="Text_20_body" style:list-style-name="L5"/>
    <style:style style:name="P68" style:family="paragraph" style:parent-style-name="Text_20_body" style:list-style-name="L5">
      <style:text-properties officeooo:paragraph-rsid="004273a8"/>
    </style:style>
    <style:style style:name="P69" style:family="paragraph" style:parent-style-name="Text_20_body" style:list-style-name="L6"/>
    <style:style style:name="P70" style:family="paragraph" style:parent-style-name="Text_20_body" style:list-style-name="L7">
      <style:paragraph-properties fo:margin-top="0cm" fo:margin-bottom="0cm" style:contextual-spacing="false"/>
      <style:text-properties officeooo:paragraph-rsid="0032acd5"/>
    </style:style>
    <style:style style:name="P71" style:family="paragraph" style:parent-style-name="Text_20_body" style:list-style-name="L7">
      <style:text-properties officeooo:paragraph-rsid="0032acd5"/>
    </style:style>
    <style:style style:name="P72" style:family="paragraph" style:parent-style-name="Text_20_body" style:list-style-name="L8"/>
    <style:style style:name="P73" style:family="paragraph" style:parent-style-name="Text_20_body" style:list-style-name="L8">
      <style:paragraph-properties fo:margin-top="0cm" fo:margin-bottom="0cm" style:contextual-spacing="false"/>
    </style:style>
    <style:style style:name="P74" style:family="paragraph" style:parent-style-name="Text_20_body" style:list-style-name="L16"/>
    <style:style style:name="P75" style:family="paragraph" style:parent-style-name="Text_20_body" style:list-style-name="L16">
      <style:paragraph-properties fo:margin-top="0cm" fo:margin-bottom="0cm" style:contextual-spacing="false"/>
    </style:style>
    <style:style style:name="P76" style:family="paragraph" style:parent-style-name="Text_20_body" style:list-style-name="L16">
      <style:paragraph-properties fo:margin-top="0cm" fo:margin-bottom="0cm" style:contextual-spacing="false" fo:text-align="start" style:justify-single-word="false"/>
      <style:text-properties officeooo:rsid="000ae644" officeooo:paragraph-rsid="00676cdb"/>
    </style:style>
    <style:style style:name="T1" style:family="text">
      <style:text-properties fo:color="#c9211e" loext:opacity="100%"/>
    </style:style>
    <style:style style:name="T2" style:family="text">
      <style:text-properties fo:font-size="14pt" fo:font-style="normal" style:text-underline-style="none" fo:font-weight="bold" officeooo:rsid="0019938f" fo:background-color="#dee6ef" loext:char-shading-value="0" style:font-size-asian="14pt" style:font-style-asian="normal" style:font-weight-asian="bold" style:font-size-complex="14pt" style:font-style-complex="normal" style:font-weight-complex="bold"/>
    </style:style>
    <style:style style:name="T3" style:family="text">
      <style:text-properties fo:font-size="14pt" fo:font-style="normal" style:text-underline-style="none" fo:font-weight="bold" officeooo:rsid="0063f67d" fo:background-color="#afd095" loext:char-shading-value="0" style:font-size-asian="14pt" style:font-style-asian="normal" style:font-weight-asian="bold" style:font-size-complex="14pt" style:font-style-complex="normal" style:font-weight-complex="bold"/>
    </style:style>
    <style:style style:name="T4" style:family="text">
      <style:text-properties fo:font-size="14pt" fo:font-style="normal" style:text-underline-style="none" fo:font-weight="bold" officeooo:rsid="0061c15d" fo:background-color="#afd095" loext:char-shading-value="0" style:font-size-asian="14pt" style:font-style-asian="normal" style:font-weight-asian="bold" style:font-size-complex="14pt" style:font-style-complex="normal" style:font-weight-complex="bold"/>
    </style:style>
    <style:style style:name="T5" style:family="text">
      <style:text-properties fo:font-size="14pt" fo:font-style="normal" style:text-underline-style="none" fo:font-weight="bold" officeooo:rsid="00676cdb" fo:background-color="#afd095" loext:char-shading-value="0" style:font-size-asian="14pt" style:font-style-asian="normal" style:font-weight-asian="bold" style:font-size-complex="14pt" style:font-style-complex="normal" style:font-weight-complex="bold"/>
    </style:style>
    <style:style style:name="T6" style:family="text">
      <style:text-properties fo:font-size="14pt" fo:font-style="normal" style:text-underline-style="none" fo:font-weight="bold" officeooo:rsid="006fc8e2" fo:background-color="#afd095" loext:char-shading-value="0" style:font-size-asian="14pt" style:font-style-asian="normal" style:font-weight-asian="bold" style:font-size-complex="14pt" style:font-style-complex="normal" style:font-weight-complex="bold"/>
    </style:style>
    <style:style style:name="T7" style:family="text">
      <style:text-properties fo:font-size="14pt" fo:font-style="normal" style:text-underline-style="none" fo:font-weight="bold" officeooo:rsid="0061c15d" fo:background-color="transparent" loext:char-shading-value="0" style:font-size-asian="14pt" style:font-style-asian="normal" style:font-weight-asian="bold" style:font-size-complex="14pt" style:font-style-complex="normal" style:font-weight-complex="bold"/>
    </style:style>
    <style:style style:name="T8" style:family="text">
      <style:text-properties fo:font-size="14pt" fo:font-style="normal" style:text-underline-style="none" fo:font-weight="bold" officeooo:rsid="006cbae8" fo:background-color="transparent" loext:char-shading-value="0" style:font-size-asian="14pt" style:font-style-asian="normal" style:font-weight-asian="bold" style:font-size-complex="14pt" style:font-style-complex="normal" style:font-weight-complex="bold"/>
    </style:style>
    <style:style style:name="T9" style:family="text">
      <style:text-properties fo:font-size="14pt" fo:font-style="normal" style:text-underline-style="none" fo:font-weight="bold" officeooo:rsid="00732482" fo:background-color="transparent" loext:char-shading-value="0" style:font-size-asian="14pt" style:font-style-asian="normal" style:font-weight-asian="bold" style:font-size-complex="14pt" style:font-style-complex="normal" style:font-weight-complex="bold"/>
    </style:style>
    <style:style style:name="T10" style:family="text">
      <style:text-properties fo:font-size="14pt" fo:font-style="normal" style:text-underline-style="none" fo:font-weight="bold" officeooo:rsid="006ba6f3" fo:background-color="transparent" loext:char-shading-value="0" style:font-size-asian="14pt" style:font-style-asian="normal" style:font-weight-asian="bold" style:font-size-complex="14pt" style:font-style-complex="normal" style:font-weight-complex="bold"/>
    </style:style>
    <style:style style:name="T11" style:family="text">
      <style:text-properties fo:font-size="14pt" fo:font-style="normal" style:text-underline-style="none" officeooo:rsid="001560f0" fo:background-color="#dee6ef" loext:char-shading-value="0" style:font-size-asian="14pt" style:font-style-asian="normal" style:font-size-complex="14pt" style:font-style-complex="normal"/>
    </style:style>
    <style:style style:name="T12" style:family="text">
      <style:text-properties fo:font-size="14pt" fo:font-style="normal" style:text-underline-style="none" officeooo:rsid="0019938f" fo:background-color="#dee6ef" loext:char-shading-value="0" style:font-size-asian="14pt" style:font-style-asian="normal" style:font-size-complex="14pt" style:font-style-complex="normal"/>
    </style:style>
    <style:style style:name="T13" style:family="text">
      <style:text-properties fo:font-size="14pt" fo:font-style="normal" style:text-underline-style="none" fo:font-weight="normal" officeooo:rsid="0076b0e2"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fo:font-size="14pt" fo:font-style="normal" style:text-underline-style="none" fo:font-weight="normal" officeooo:rsid="00771675"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fo:font-size="14pt" fo:font-style="normal" style:text-underline-style="none" fo:font-weight="normal" officeooo:rsid="000f17e4" fo:background-color="transparent" loext:char-shading-value="0" style:font-size-asian="14pt" style:font-style-asian="normal" style:font-weight-asian="normal" style:font-size-complex="14pt" style:font-style-complex="normal" style:font-weight-complex="normal"/>
    </style:style>
    <style:style style:name="T16" style:family="text">
      <style:text-properties fo:font-size="14pt" fo:font-style="normal" style:text-underline-style="none" fo:font-weight="normal" officeooo:rsid="0061c15d"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fo:font-size="14pt" fo:font-style="normal" style:text-underline-style="none" fo:font-weight="normal" officeooo:rsid="006cbae8" fo:background-color="transparent" loext:char-shading-value="0" style:font-size-asian="14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normal" officeooo:rsid="00732482" fo:background-color="transparent" loext:char-shading-value="0" style:font-size-asian="14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normal" officeooo:rsid="006ba6f3" fo:background-color="transparent" loext:char-shading-value="0" style:font-size-asian="14pt" style:font-style-asian="normal" style:font-weight-asian="normal" style:font-size-complex="14pt" style:font-style-complex="normal" style:font-weight-complex="normal"/>
    </style:style>
    <style:style style:name="T20"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none" style:font-size-asian="14pt" style:font-style-asian="normal" style:font-size-complex="14pt" style:font-style-complex="normal"/>
    </style:style>
    <style:style style:name="T22" style:family="text">
      <style:text-properties fo:font-size="14pt" fo:font-style="normal" style:text-underline-style="none" officeooo:rsid="0061c15d" fo:background-color="transparent" loext:char-shading-value="0" style:font-size-asian="14pt" style:font-style-asian="normal" style:font-size-complex="14pt" style:font-style-complex="normal"/>
    </style:style>
    <style:style style:name="T23" style:family="text">
      <style:text-properties fo:font-size="14pt" fo:font-style="normal" style:text-underline-style="none" officeooo:rsid="006cbae8" fo:background-color="transparent" loext:char-shading-value="0" style:font-size-asian="14pt" style:font-style-asian="normal" style:font-size-complex="14pt" style:font-style-complex="normal"/>
    </style:style>
    <style:style style:name="T24" style:family="text">
      <style:text-properties fo:font-size="14pt" fo:font-style="normal" style:text-underline-style="none" officeooo:rsid="00732482" fo:background-color="transparent" loext:char-shading-value="0" style:font-size-asian="14pt" style:font-style-asian="normal" style:font-size-complex="14pt" style:font-style-complex="normal"/>
    </style:style>
    <style:style style:name="T25" style:family="text">
      <style:text-properties fo:font-size="14pt" fo:font-style="normal" style:text-underline-style="none" officeooo:rsid="006ba6f3" fo:background-color="transparent" loext:char-shading-value="0" style:font-size-asian="14pt" style:font-style-asian="normal" style:font-size-complex="14pt" style:font-style-complex="normal"/>
    </style:style>
    <style:style style:name="T26" style:family="text">
      <style:text-properties fo:font-size="14pt" fo:font-style="normal" style:text-underline-style="solid" style:text-underline-width="auto" style:text-underline-color="font-color" fo:font-weight="bold" officeooo:rsid="0061c15d" fo:background-color="transparent" loext:char-shading-value="0" style:font-size-asian="14pt" style:font-style-asian="normal" style:font-weight-asian="bold" style:font-size-complex="14pt" style:font-style-complex="normal" style:font-weight-complex="bold"/>
    </style:style>
    <style:style style:name="T27" style:family="text">
      <style:text-properties fo:font-size="14pt" fo:font-style="normal" style:text-underline-style="solid" style:text-underline-width="auto" style:text-underline-color="font-color" fo:font-weight="bold" officeooo:rsid="006cbae8" fo:background-color="transparent" loext:char-shading-value="0" style:font-size-asian="14pt" style:font-style-asian="normal" style:font-weight-asian="bold" style:font-size-complex="14pt" style:font-style-complex="normal" style:font-weight-complex="bold"/>
    </style:style>
    <style:style style:name="T28" style:family="text">
      <style:text-properties fo:font-size="14pt" fo:font-style="normal" style:text-underline-style="solid" style:text-underline-width="auto" style:text-underline-color="font-color" fo:font-weight="bold" officeooo:rsid="00732482" fo:background-color="transparent" loext:char-shading-value="0" style:font-size-asian="14pt" style:font-style-asian="normal" style:font-weight-asian="bold" style:font-size-complex="14pt" style:font-style-complex="normal" style:font-weight-complex="bold"/>
    </style:style>
    <style:style style:name="T29" style:family="text">
      <style:text-properties fo:font-size="14pt" fo:font-style="normal" style:text-underline-style="solid" style:text-underline-width="auto" style:text-underline-color="font-color" fo:font-weight="bold" officeooo:rsid="006ba6f3" fo:background-color="transparent" loext:char-shading-value="0"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61c15d" fo:background-color="transparent" loext:char-shading-value="0" style:font-size-asian="14pt" style:font-style-asian="normal" style:font-weight-asian="bold" style:font-size-complex="14pt" style:font-style-complex="normal" style:font-weight-complex="bold"/>
    </style:style>
    <style:style style:name="T31" style:family="text">
      <style:text-properties fo:font-size="14pt" fo:font-style="normal" fo:font-weight="bold" officeooo:rsid="006cbae8" fo:background-color="transparent" loext:char-shading-value="0" style:font-size-asian="14pt" style:font-style-asian="normal" style:font-weight-asian="bold" style:font-size-complex="14pt" style:font-style-complex="normal" style:font-weight-complex="bold"/>
    </style:style>
    <style:style style:name="T32" style:family="text">
      <style:text-properties fo:font-size="14pt" fo:font-style="normal" fo:font-weight="bold" officeooo:rsid="00732482" fo:background-color="transparent" loext:char-shading-value="0" style:font-size-asian="14pt" style:font-style-asian="normal" style:font-weight-asian="bold" style:font-size-complex="14pt" style:font-style-complex="normal" style:font-weight-complex="bold"/>
    </style:style>
    <style:style style:name="T33" style:family="text">
      <style:text-properties fo:font-size="14pt" fo:font-style="normal" fo:font-weight="bold" officeooo:rsid="006ba6f3" fo:background-color="transparent" loext:char-shading-value="0" style:font-size-asian="14pt" style:font-style-asian="normal" style:font-weight-asian="bold" style:font-size-complex="14pt" style:font-style-complex="normal" style:font-weight-complex="bold"/>
    </style:style>
    <style:style style:name="T34" style:family="text">
      <style:text-properties fo:font-size="14pt" style:font-size-asian="14pt" style:font-size-complex="14pt"/>
    </style:style>
    <style:style style:name="T35" style:family="text">
      <style:text-properties fo:font-size="14pt" officeooo:rsid="00771675" style:font-size-asian="14pt" style:font-size-complex="14pt"/>
    </style:style>
    <style:style style:name="T36" style:family="text">
      <style:text-properties fo:font-size="14pt" officeooo:rsid="007bac20" style:font-size-asian="14pt" style:font-size-complex="14pt"/>
    </style:style>
    <style:style style:name="T37" style:family="text">
      <style:text-properties fo:font-size="14pt" officeooo:rsid="007e8631" style:font-size-asian="14pt" style:font-size-complex="14pt"/>
    </style:style>
    <style:style style:name="T38" style:family="text">
      <style:text-properties fo:font-size="14pt" style:text-underline-style="none" style:font-size-asian="14pt" style:font-size-complex="14pt"/>
    </style:style>
    <style:style style:name="T39" style:family="text">
      <style:text-properties fo:font-size="14pt" style:text-underline-style="none" officeooo:rsid="006950c5" style:font-size-asian="14pt" style:font-size-complex="14pt"/>
    </style:style>
    <style:style style:name="T40" style:family="text">
      <style:text-properties fo:font-size="14pt" style:text-underline-style="none" fo:font-weight="normal" style:font-size-asian="14pt" style:font-weight-asian="normal" style:font-size-complex="14pt" style:font-weight-complex="normal"/>
    </style:style>
    <style:style style:name="T41" style:family="text">
      <style:text-properties fo:font-size="14pt" style:text-underline-style="none" fo:font-weight="normal" officeooo:rsid="006950c5" style:font-size-asian="14pt" style:font-weight-asian="normal" style:font-size-complex="14pt" style:font-weight-complex="normal"/>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6950c5" style:font-size-asian="14pt" style:font-weight-asian="normal" style:font-size-complex="14pt" style:font-weight-complex="normal"/>
    </style:style>
    <style:style style:name="T4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6" style:family="text">
      <style:text-properties fo:font-size="16pt" fo:font-style="normal" style:text-underline-style="none" fo:font-weight="bold" officeooo:rsid="0014dff8" fo:background-color="#e8f2a1" loext:char-shading-value="0" style:font-size-asian="16pt" style:font-style-asian="normal" style:font-weight-asian="bold" style:font-size-complex="16pt" style:font-style-complex="normal" style:font-weight-complex="bold"/>
    </style:style>
    <style:style style:name="T47" style:family="text">
      <style:text-properties fo:font-size="16pt" fo:font-style="normal" style:text-underline-style="none" fo:font-weight="bold" officeooo:rsid="001560f0" fo:background-color="#e8f2a1" loext:char-shading-value="0" style:font-size-asian="16pt" style:font-style-asian="normal" style:font-weight-asian="bold" style:font-size-complex="16pt" style:font-style-complex="normal" style:font-weight-complex="bold"/>
    </style:style>
    <style:style style:name="T48" style:family="text">
      <style:text-properties fo:font-size="16pt" fo:font-style="normal" style:text-underline-style="none" fo:font-weight="bold" officeooo:rsid="0019938f" fo:background-color="#e8f2a1" loext:char-shading-value="0" style:font-size-asian="16pt" style:font-style-asian="normal" style:font-weight-asian="bold" style:font-size-complex="16pt" style:font-style-complex="normal" style:font-weight-complex="bold"/>
    </style:style>
    <style:style style:name="T49" style:family="text">
      <style:text-properties fo:font-size="16pt" fo:font-style="normal" style:text-underline-style="none" fo:font-weight="bold" officeooo:rsid="001f781c" fo:background-color="#e8f2a1" loext:char-shading-value="0" style:font-size-asian="16pt" style:font-style-asian="normal" style:font-weight-asian="bold" style:font-size-complex="16pt" style:font-style-complex="normal" style:font-weight-complex="bold"/>
    </style:style>
    <style:style style:name="T50" style:family="text">
      <style:text-properties fo:font-size="16pt" fo:font-style="normal" style:text-underline-style="none" fo:font-weight="bold" officeooo:rsid="0020c8ab" fo:background-color="#e8f2a1" loext:char-shading-value="0" style:font-size-asian="16pt" style:font-style-asian="normal" style:font-weight-asian="bold" style:font-size-complex="16pt" style:font-style-complex="normal" style:font-weight-complex="bold"/>
    </style:style>
    <style:style style:name="T51" style:family="text">
      <style:text-properties fo:font-size="16pt" fo:font-style="normal" style:text-underline-style="none" fo:font-weight="bold" officeooo:rsid="0022a9bb" fo:background-color="#e8f2a1" loext:char-shading-value="0" style:font-size-asian="16pt" style:font-style-asian="normal" style:font-weight-asian="bold" style:font-size-complex="16pt" style:font-style-complex="normal" style:font-weight-complex="bold"/>
    </style:style>
    <style:style style:name="T52" style:family="text">
      <style:text-properties fo:font-size="16pt" fo:font-style="normal" style:text-underline-style="none" fo:font-weight="bold" officeooo:rsid="0026ac10" fo:background-color="#e8f2a1" loext:char-shading-value="0" style:font-size-asian="16pt" style:font-style-asian="normal" style:font-weight-asian="bold" style:font-size-complex="16pt" style:font-style-complex="normal" style:font-weight-complex="bold"/>
    </style:style>
    <style:style style:name="T53" style:family="text">
      <style:text-properties fo:font-size="16pt" fo:font-style="normal" style:text-underline-style="none" fo:font-weight="bold" officeooo:rsid="00273b12" fo:background-color="#e8f2a1" loext:char-shading-value="0" style:font-size-asian="16pt" style:font-style-asian="normal" style:font-weight-asian="bold" style:font-size-complex="16pt"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50b692" style:font-style-asian="normal" style:font-style-complex="normal"/>
    </style:style>
    <style:style style:name="T56" style:family="text">
      <style:text-properties fo:font-style="normal" officeooo:rsid="0054ae12"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text-underline-style="none" fo:font-weight="normal" officeooo:rsid="0076b0e2" fo:background-color="transparent" loext:char-shading-value="0" style:font-style-asian="normal" style:font-weight-asian="normal" style:font-style-complex="normal" style:font-weight-complex="normal"/>
    </style:style>
    <style:style style:name="T59" style:family="text">
      <style:text-properties fo:font-style="normal" style:text-underline-style="none" fo:font-weight="normal" officeooo:rsid="00771675"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fo:font-weight="normal" officeooo:rsid="000f17e4"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fo:font-weight="bold" officeooo:rsid="0063f67d" fo:background-color="#afd095" loext:char-shading-value="0" style:font-style-asian="normal" style:font-weight-asian="bold" style:font-style-complex="normal" style:font-weight-complex="bold"/>
    </style:style>
    <style:style style:name="T62" style:family="text">
      <style:text-properties fo:font-style="normal" style:text-underline-style="none" fo:font-weight="bold" officeooo:rsid="0061c15d" fo:background-color="#afd095" loext:char-shading-value="0" style:font-style-asian="normal" style:font-weight-asian="bold" style:font-style-complex="normal" style:font-weight-complex="bold"/>
    </style:style>
    <style:style style:name="T63" style:family="text">
      <style:text-properties fo:font-style="normal" style:text-underline-style="none" fo:font-weight="bold" officeooo:rsid="00676cdb" fo:background-color="#afd095" loext:char-shading-value="0" style:font-style-asian="normal" style:font-weight-asian="bold" style:font-style-complex="normal" style:font-weight-complex="bold"/>
    </style:style>
    <style:style style:name="T64" style:family="text">
      <style:text-properties fo:font-style="normal" style:text-underline-style="none" fo:font-weight="bold" officeooo:rsid="006fc8e2" fo:background-color="#afd095" loext:char-shading-value="0"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bold" officeooo:rsid="0061c15d" fo:background-color="transparent" loext:char-shading-value="0" style:font-style-asian="normal" style:font-weight-asian="bold" style:font-style-complex="normal" style:font-weight-complex="bold"/>
    </style:style>
    <style:style style:name="T66" style:family="text">
      <style:text-properties fo:font-style="normal" style:text-underline-style="solid" style:text-underline-width="auto" style:text-underline-color="font-color" fo:font-weight="bold" officeooo:rsid="006cbae8" fo:background-color="transparent" loext:char-shading-value="0" style:font-style-asian="normal" style:font-weight-asian="bold" style:font-style-complex="normal" style:font-weight-complex="bold"/>
    </style:style>
    <style:style style:name="T67" style:family="text">
      <style:text-properties fo:font-style="normal" style:text-underline-style="solid" style:text-underline-width="auto" style:text-underline-color="font-color" fo:font-weight="bold" officeooo:rsid="00732482" fo:background-color="transparent" loext:char-shading-value="0"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fo:font-weight="bold" officeooo:rsid="006ba6f3" fo:background-color="transparent" loext:char-shading-value="0" style:font-style-asian="normal" style:font-weight-asian="bold" style:font-style-complex="normal" style:font-weight-complex="bold"/>
    </style:style>
    <style:style style:name="T69" style:family="text">
      <style:text-propertie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font-size="12pt" fo:font-style="normal" style:text-underline-style="none" fo:font-weight="normal" officeooo:rsid="0014dff8"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font-size="12pt" fo:font-style="normal" style:text-underline-style="none" fo:font-weight="normal" officeooo:rsid="001560f0"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normal" officeooo:rsid="0019938f"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font-size="12pt" fo:font-style="normal" style:text-underline-style="none" fo:font-weight="normal" officeooo:rsid="00364d9f"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font-size="12pt" fo:font-style="normal" style:text-underline-style="none" fo:font-weight="normal" officeooo:rsid="00446acc"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font-size="12pt" fo:font-style="normal" style:text-underline-style="none" fo:font-weight="normal" officeooo:rsid="004599f5"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font-size="12pt" fo:font-style="normal" style:text-underline-style="none" fo:font-weight="normal" officeooo:rsid="000f17e4"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font-size="12pt" fo:font-style="normal" style:text-underline-style="none" fo:font-weight="normal" officeooo:rsid="000ae644"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76b0e2"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771675"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61c15d"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bold" officeooo:rsid="001560f0" fo:background-color="transparent" loext:char-shading-value="0" style:font-size-asian="12pt" style:font-style-asian="normal" style:font-weight-asian="bold" style:font-size-complex="12pt" style:font-style-complex="normal" style:font-weight-complex="bold"/>
    </style:style>
    <style:style style:name="T82" style:family="text">
      <style:text-properties fo:font-size="12pt" fo:font-style="normal" style:text-underline-style="none" fo:font-weight="bold" officeooo:rsid="00364d9f" fo:background-color="transparent" loext:char-shading-value="0" style:font-size-asian="12pt" style:font-style-asian="normal" style:font-weight-asian="bold" style:font-size-complex="12pt" style:font-style-complex="normal" style:font-weight-complex="bold"/>
    </style:style>
    <style:style style:name="T83" style:family="text">
      <style:text-properties fo:font-size="12pt" fo:font-style="normal" style:text-underline-style="none" fo:font-weight="bold" officeooo:rsid="0019938f" fo:background-color="transparent" loext:char-shading-value="0" style:font-size-asian="12pt" style:font-style-asian="normal" style:font-weight-asian="bold" style:font-size-complex="12pt" style:font-style-complex="normal" style:font-weight-complex="bold"/>
    </style:style>
    <style:style style:name="T84" style:family="text">
      <style:text-properties fo:font-size="12pt" fo:font-style="normal" style:text-underline-style="none" fo:font-weight="bold" officeooo:rsid="0061c15d" fo:background-color="transparent" loext:char-shading-value="0" style:font-size-asian="12pt" style:font-style-asian="normal" style:font-weight-asian="bold" style:font-size-complex="12pt" style:font-style-complex="normal" style:font-weight-complex="bold"/>
    </style:style>
    <style:style style:name="T85" style:family="text">
      <style:text-properties fo:font-size="12pt" fo:font-style="normal" style:text-underline-style="none" fo:font-weight="bold" officeooo:rsid="0061c15d" fo:background-color="#afd095" loext:char-shading-value="0" style:font-size-asian="12pt" style:font-style-asian="normal" style:font-weight-asian="bold" style:font-size-complex="12pt" style:font-style-complex="normal" style:font-weight-complex="bold"/>
    </style:style>
    <style:style style:name="T86" style:family="text">
      <style:text-properties fo:font-size="12pt" fo:font-style="normal" style:text-underline-style="none" fo:font-weight="bold" officeooo:rsid="0063f67d" fo:background-color="#afd095" loext:char-shading-value="0" style:font-size-asian="12pt" style:font-style-asian="normal" style:font-weight-asian="bold" style:font-size-complex="12pt" style:font-style-complex="normal" style:font-weight-complex="bold"/>
    </style:style>
    <style:style style:name="T87" style:family="text">
      <style:text-properties fo:font-size="12pt" fo:font-style="normal" style:text-underline-style="none" fo:font-weight="bold" officeooo:rsid="00676cdb" fo:background-color="#afd095" loext:char-shading-value="0" style:font-size-asian="12pt" style:font-style-asian="normal" style:font-weight-asian="bold" style:font-size-complex="12pt" style:font-style-complex="normal" style:font-weight-complex="bold"/>
    </style:style>
    <style:style style:name="T88" style:family="text">
      <style:text-properties fo:font-size="12pt" fo:font-style="normal" style:text-underline-style="none" fo:font-weight="bold" officeooo:rsid="006b74be" fo:background-color="#afd095" loext:char-shading-value="0" style:font-size-asian="12pt" style:font-style-asian="normal" style:font-weight-asian="bold" style:font-size-complex="12pt" style:font-style-complex="normal" style:font-weight-complex="bold"/>
    </style:style>
    <style:style style:name="T89" style:family="text">
      <style:text-properties fo:font-size="12pt" fo:font-style="normal" style:text-underline-style="none" fo:font-weight="bold" officeooo:rsid="006fc8e2" fo:background-color="#afd095" loext:char-shading-value="0" style:font-size-asian="12pt" style:font-style-asian="normal" style:font-weight-asian="bold" style:font-size-complex="12pt" style:font-style-complex="normal" style:font-weight-complex="bold"/>
    </style:style>
    <style:style style:name="T90" style:family="text">
      <style:text-properties fo:font-size="12pt" fo:font-style="normal" style:text-underline-style="none" officeooo:rsid="0019938f" fo:background-color="transparent" loext:char-shading-value="0" style:font-size-asian="12pt" style:font-style-asian="normal" style:font-size-complex="12pt" style:font-style-complex="normal"/>
    </style:style>
    <style:style style:name="T91" style:family="text">
      <style:text-properties fo:font-size="12pt" fo:font-style="normal" style:text-underline-style="none" officeooo:rsid="00374579" fo:background-color="transparent" loext:char-shading-value="0" style:font-size-asian="12pt" style:font-style-asian="normal" style:font-size-complex="12pt" style:font-style-complex="normal"/>
    </style:style>
    <style:style style:name="T92" style:family="text">
      <style:text-properties fo:font-size="12pt" fo:font-style="normal" style:text-underline-style="none" officeooo:rsid="0061c15d" fo:background-color="transparent" loext:char-shading-value="0" style:font-size-asian="12pt" style:font-style-asian="normal" style:font-size-complex="12pt" style:font-style-complex="normal"/>
    </style:style>
    <style:style style:name="T93" style:family="text">
      <style:text-properties fo:font-size="12pt" fo:font-style="normal" style:text-underline-style="solid" style:text-underline-width="auto" style:text-underline-color="font-color" fo:font-weight="bold" fo:background-color="transparent" loext:char-shading-value="0" style:font-size-asian="12pt" style:font-style-asian="normal" style:font-weight-asian="bold" style:font-size-complex="12pt" style:font-style-complex="normal" style:font-weight-complex="bold"/>
    </style:style>
    <style:style style:name="T94" style:family="text">
      <style:text-properties fo:font-size="12pt" fo:font-style="normal" style:text-underline-style="solid" style:text-underline-width="auto" style:text-underline-color="font-color" fo:font-weight="bold" officeooo:rsid="0061c15d" fo:background-color="transparent" loext:char-shading-value="0" style:font-size-asian="12pt" style:font-style-asian="normal" style:font-weight-asian="bold" style:font-size-complex="12pt" style:font-style-complex="normal" style:font-weight-complex="bold"/>
    </style:style>
    <style:style style:name="T95" style:family="text">
      <style:text-properties fo:font-size="12pt" fo:font-style="normal" style:text-underline-style="solid" style:text-underline-width="auto" style:text-underline-color="font-color" fo:font-weight="bold" officeooo:rsid="006ba6f3" fo:background-color="transparent" loext:char-shading-value="0" style:font-size-asian="12pt" style:font-style-asian="normal" style:font-weight-asian="bold" style:font-size-complex="12pt" style:font-style-complex="normal" style:font-weight-complex="bold"/>
    </style:style>
    <style:style style:name="T96" style:family="text">
      <style:text-properties fo:font-size="12pt" fo:font-style="normal" style:text-underline-style="solid" style:text-underline-width="auto" style:text-underline-color="font-color" fo:font-weight="bold" officeooo:rsid="006cbae8" fo:background-color="transparent" loext:char-shading-value="0" style:font-size-asian="12pt" style:font-style-asian="normal" style:font-weight-asian="bold" style:font-size-complex="12pt" style:font-style-complex="normal" style:font-weight-complex="bold"/>
    </style:style>
    <style:style style:name="T97" style:family="text">
      <style:text-properties fo:font-size="12pt" fo:font-style="normal" style:text-underline-style="solid" style:text-underline-width="auto" style:text-underline-color="font-color" fo:font-weight="bold" officeooo:rsid="00732482" fo:background-color="transparent" loext:char-shading-value="0" style:font-size-asian="12pt" style:font-style-asian="normal" style:font-weight-asian="bold" style:font-size-complex="12pt" style:font-style-complex="normal" style:font-weight-complex="bold"/>
    </style:style>
    <style:style style:name="T98" style:family="text">
      <style:text-properties fo:font-size="12pt" fo:font-style="normal" fo:font-weight="bold" officeooo:rsid="0061c15d" fo:background-color="transparent" loext:char-shading-value="0" style:font-size-asian="12pt" style:font-style-asian="normal" style:font-weight-asian="bold" style:font-size-complex="12pt" style:font-style-complex="normal" style:font-weight-complex="bold"/>
    </style:style>
    <style:style style:name="T99" style:family="text">
      <style:text-properties officeooo:rsid="001a26b5"/>
    </style:style>
    <style:style style:name="T100" style:family="text">
      <style:text-properties fo:font-size="13pt" fo:font-style="normal" style:text-underline-style="none" fo:font-weight="normal" officeooo:rsid="001560f0" fo:background-color="transparent" loext:char-shading-value="0"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76b0e2" fo:background-color="transparent" loext:char-shading-value="0"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771675" fo:background-color="transparent" loext:char-shading-value="0"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0f17e4" fo:background-color="transparent" loext:char-shading-value="0"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106" style:family="text">
      <style:text-properties fo:font-size="13pt" fo:font-style="normal" style:text-underline-style="none" fo:font-weight="bold" officeooo:rsid="004ef082" style:font-size-asian="13pt" style:font-style-asian="normal" style:font-weight-asian="bold" style:font-size-complex="13pt" style:font-style-complex="normal" style:font-weight-complex="bold"/>
    </style:style>
    <style:style style:name="T107" style:family="text">
      <style:text-properties fo:font-size="13pt" fo:font-style="normal" style:text-underline-style="none" fo:font-weight="bold" officeooo:rsid="0053321d" style:font-size-asian="13pt" style:font-style-asian="normal" style:font-weight-asian="bold" style:font-size-complex="13pt" style:font-style-complex="normal" style:font-weight-complex="bold"/>
    </style:style>
    <style:style style:name="T108" style:family="text">
      <style:text-properties fo:font-size="13pt" fo:font-style="normal" style:text-underline-style="none" fo:font-weight="bold" officeooo:rsid="00603832" style:font-size-asian="13pt" style:font-style-asian="normal" style:font-weight-asian="bold" style:font-size-complex="13pt" style:font-style-complex="normal" style:font-weight-complex="bold"/>
    </style:style>
    <style:style style:name="T109" style:family="text">
      <style:text-properties fo:font-size="13pt" fo:font-style="normal" style:text-underline-style="none" fo:font-weight="bold" officeooo:rsid="0063f67d" fo:background-color="#afd095" loext:char-shading-value="0" style:font-size-asian="13pt" style:font-style-asian="normal" style:font-weight-asian="bold" style:font-size-complex="13pt" style:font-style-complex="normal" style:font-weight-complex="bold"/>
    </style:style>
    <style:style style:name="T110" style:family="text">
      <style:text-properties fo:font-size="13pt" fo:font-style="normal" style:text-underline-style="none" fo:font-weight="bold" officeooo:rsid="0061c15d" fo:background-color="#afd095" loext:char-shading-value="0" style:font-size-asian="13pt" style:font-style-asian="normal" style:font-weight-asian="bold" style:font-size-complex="13pt" style:font-style-complex="normal" style:font-weight-complex="bold"/>
    </style:style>
    <style:style style:name="T111" style:family="text">
      <style:text-properties fo:font-size="13pt" fo:font-style="normal" style:text-underline-style="none" fo:font-weight="bold" officeooo:rsid="00676cdb" fo:background-color="#afd095" loext:char-shading-value="0" style:font-size-asian="13pt" style:font-style-asian="normal" style:font-weight-asian="bold" style:font-size-complex="13pt" style:font-style-complex="normal" style:font-weight-complex="bold"/>
    </style:style>
    <style:style style:name="T112" style:family="text">
      <style:text-properties fo:font-size="13pt" fo:font-style="normal" style:text-underline-style="none" fo:font-weight="bold" officeooo:rsid="006fc8e2" fo:background-color="#afd095" loext:char-shading-value="0" style:font-size-asian="13pt" style:font-style-asian="normal" style:font-weight-asian="bold" style:font-size-complex="13pt" style:font-style-complex="normal" style:font-weight-complex="bold"/>
    </style:style>
    <style:style style:name="T113" style:family="text">
      <style:text-properties fo:font-size="13pt" fo:font-style="normal" style:text-underline-style="solid" style:text-underline-width="auto" style:text-underline-color="font-color" fo:font-weight="bold" officeooo:rsid="0061c15d" fo:background-color="transparent" loext:char-shading-value="0" style:font-size-asian="13pt" style:font-style-asian="normal" style:font-weight-asian="bold" style:font-size-complex="13pt" style:font-style-complex="normal" style:font-weight-complex="bold"/>
    </style:style>
    <style:style style:name="T114" style:family="text">
      <style:text-properties fo:font-size="13pt" fo:font-style="normal" style:text-underline-style="solid" style:text-underline-width="auto" style:text-underline-color="font-color" fo:font-weight="bold" officeooo:rsid="006cbae8" fo:background-color="transparent" loext:char-shading-value="0" style:font-size-asian="13pt" style:font-style-asian="normal" style:font-weight-asian="bold" style:font-size-complex="13pt" style:font-style-complex="normal" style:font-weight-complex="bold"/>
    </style:style>
    <style:style style:name="T115" style:family="text">
      <style:text-properties fo:font-size="13pt" fo:font-style="normal" style:text-underline-style="solid" style:text-underline-width="auto" style:text-underline-color="font-color" fo:font-weight="bold" officeooo:rsid="00732482" fo:background-color="transparent" loext:char-shading-value="0" style:font-size-asian="13pt" style:font-style-asian="normal" style:font-weight-asian="bold" style:font-size-complex="13pt" style:font-style-complex="normal" style:font-weight-complex="bold"/>
    </style:style>
    <style:style style:name="T116" style:family="text">
      <style:text-properties fo:font-size="13pt" fo:font-style="normal" style:text-underline-style="solid" style:text-underline-width="auto" style:text-underline-color="font-color" fo:font-weight="bold" officeooo:rsid="006ba6f3" fo:background-color="transparent" loext:char-shading-value="0" style:font-size-asian="13pt" style:font-style-asian="normal" style:font-weight-asian="bold" style:font-size-complex="13pt" style:font-style-complex="normal" style:font-weight-complex="bold"/>
    </style:style>
    <style:style style:name="T117" style:family="text">
      <style:text-properties fo:font-size="13pt" style:font-size-asian="13pt" style:font-size-complex="13pt"/>
    </style:style>
    <style:style style:name="T118" style:family="text">
      <style:text-properties fo:font-size="13pt" officeooo:rsid="00771675" style:font-size-asian="13pt" style:font-size-complex="13pt"/>
    </style:style>
    <style:style style:name="T119" style:family="text">
      <style:text-properties fo:font-size="13pt" officeooo:rsid="007bac20" style:font-size-asian="13pt" style:font-size-complex="13pt"/>
    </style:style>
    <style:style style:name="T120" style:family="text">
      <style:text-properties fo:font-size="13pt" officeooo:rsid="007e8631" style:font-size-asian="13pt" style:font-size-complex="13pt"/>
    </style:style>
    <style:style style:name="T121" style:family="text">
      <style:text-properties fo:font-size="13pt" style:text-underline-style="none" style:font-size-asian="13pt" style:font-size-complex="13pt"/>
    </style:style>
    <style:style style:name="T122" style:family="text">
      <style:text-properties fo:font-size="13pt" style:text-underline-style="none" officeooo:rsid="006950c5" style:font-size-asian="13pt" style:font-size-complex="13pt"/>
    </style:style>
    <style:style style:name="T123" style:family="text">
      <style:text-properties fo:font-size="18pt" fo:font-style="normal" style:text-underline-style="none" fo:font-weight="bold" officeooo:rsid="0026ac10" fo:background-color="#ffff00" loext:char-shading-value="0" style:font-size-asian="18pt" style:font-style-asian="normal" style:font-weight-asian="bold" style:font-size-complex="18pt" style:font-style-complex="normal" style:font-weight-complex="bold"/>
    </style:style>
    <style:style style:name="T124" style:family="text">
      <style:text-properties fo:color="#ffffff" loext:opacity="100%" fo:font-size="18pt" fo:font-style="normal" style:text-underline-style="none" fo:font-weight="bold" officeooo:rsid="0026ac10" fo:background-color="#3465a4" loext:char-shading-value="0" style:font-size-asian="18pt" style:font-style-asian="normal" style:font-weight-asian="bold" style:font-size-complex="18pt" style:font-style-complex="normal" style:font-weight-complex="bold"/>
    </style:style>
    <style:style style:name="T125" style:family="text">
      <style:text-properties officeooo:rsid="003d56e3"/>
    </style:style>
    <style:style style:name="T126" style:family="text">
      <style:text-properties fo:font-weight="bold" style:font-weight-asian="bold" style:font-weight-complex="bold"/>
    </style:style>
    <style:style style:name="T127" style:family="text">
      <style:text-properties style:text-underline-style="none"/>
    </style:style>
    <style:style style:name="T128" style:family="text">
      <style:text-properties style:text-underline-style="none" officeooo:rsid="006950c5"/>
    </style:style>
    <style:style style:name="T129" style:family="text">
      <style:text-properties officeooo:rsid="0040afc5"/>
    </style:style>
    <style:style style:name="T130" style:family="text">
      <style:text-properties fo:color="#000000" loext:opacity="100%" fo:font-style="normal" style:text-underline-style="none" fo:font-weight="bold" style:font-style-asian="normal" style:font-weight-asian="bold" style:font-style-complex="normal" style:font-weight-complex="bold"/>
    </style:style>
    <style:style style:name="T131" style:family="text">
      <style:text-properties fo:color="#ff4000" loext:opacity="100%"/>
    </style:style>
    <style:style style:name="T132" style:family="text">
      <style:text-properties officeooo:rsid="0061c15d"/>
    </style:style>
    <style:style style:name="T133" style:family="text">
      <style:text-properties officeooo:rsid="0063267f"/>
    </style:style>
    <style:style style:name="T134" style:family="text">
      <style:text-properties officeooo:rsid="00676cdb"/>
    </style:style>
    <style:style style:name="T135" style:family="text">
      <style:text-properties officeooo:rsid="006fc8e2"/>
    </style:style>
    <style:style style:name="T136" style:family="text">
      <style:text-properties officeooo:rsid="00771675"/>
    </style:style>
    <style:style style:name="T137" style:family="text">
      <style:text-properties officeooo:rsid="0078d3c5"/>
    </style:style>
    <style:style style:name="T138" style:family="text">
      <style:text-properties officeooo:rsid="007bac20"/>
    </style:style>
    <style:style style:name="T139" style:family="text">
      <style:text-properties officeooo:rsid="007e8631"/>
    </style:style>
    <style:style style:name="T140" style:family="text">
      <style:text-properties officeooo:rsid="0081618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Emphasis"><text:span text:style-name="T124"><text:s text:c="40"/>LoRa HARDWARE <text:s text:c="38"/></text:span></text:span></text:p>
      <text:p text:style-name="P21"><text:span text:style-name="Emphasis"><text:span text:style-name="T123"/></text:span></text:p>
      <text:p text:style-name="P1"><text:span text:style-name="Emphasis"><text:span text:style-name="T50"><text:s/>C</text:span></text:span><text:span text:style-name="Emphasis"><text:span text:style-name="T49">riteria</text:span></text:span><text:span text:style-name="Emphasis"><text:span text:style-name="T48"> need to be considered while selecting a </text:span></text:span><text:span text:style-name="Emphasis"><text:span text:style-name="T50">L</text:span></text:span><text:span text:style-name="Emphasis"><text:span text:style-name="T48">o</text:span></text:span><text:span text:style-name="Emphasis"><text:span text:style-name="T50">R</text:span></text:span><text:span text:style-name="Emphasis"><text:span text:style-name="T48">a module </text:span></text:span></text:p>
      <text:list xml:id="list3769917697" text:style-name="L1">
        <text:list-header>
          <text:p text:style-name="P54"/>
        </text:list-header>
        <text:list-item text:style-override="L2">
          <text:p text:style-name="P55"><text:span text:style-name="Strong_20_Emphasis">Frequency Band</text:span>: Determine the frequency band that is appropriate for your region and regulatory requirements. Common frequency bands for LoRa communication include 433 MHz, 868 MHz, and 915 MHz.</text:p>
        </text:list-item>
        <text:list-item text:style-override="L2">
          <text:p text:style-name="P55"><text:span text:style-name="Strong_20_Emphasis">Communication Range</text:span>: Evaluate the required communication range for your application. Consider factors such as terrain, obstacles, and desired coverage area. Modules with higher transmit power and sensitivity typically offer longer communication ranges.</text:p>
        </text:list-item>
        <text:list-item text:style-override="L2">
          <text:p text:style-name="P55"><text:span text:style-name="Strong_20_Emphasis">Data Rate</text:span>: Determine the required data rate for your application. LoRa modules support adjustable data rates ranging from a few hundred bits per second (bps) to several hundred kilobits per second (kbps). Select a module that can meet the data rate requirements of your application while balancing power consumption and communication range.</text:p>
        </text:list-item>
        <text:list-item text:style-override="L2">
          <text:p text:style-name="P55"><text:span text:style-name="Strong_20_Emphasis">Power Consumption</text:span>: Consider the power consumption of the LoRa module, especially if your application is battery-powered or requires low power operation. Look for modules with low power consumption in both active and sleep modes to maximize battery life.</text:p>
        </text:list-item>
        <text:list-item text:style-override="L2">
          <text:p text:style-name="P56"><text:span text:style-name="Strong_20_Emphasis">Interface</text:span>: Evaluate the interface options provided by the LoRa module for communication with external microcontrollers or host systems. This interface is used to configure the module's settings, initiate transmissions, and receive data. Most modules use a Serial Peripheral Interface (SPI) for configuration and data exchange.</text:p>
        </text:list-item>
        <text:list-item text:style-override="L2">
          <text:p text:style-name="P56"><text:span text:style-name="Strong_20_Emphasis">Compatibility</text:span>: These modules <text:span text:style-name="T99">must be </text:span>compatible with popular development platforms and microcontrollers, making them easy to integrate into existing projects.</text:p>
        </text:list-item>
        <text:list-item text:style-override="L2">
          <text:p text:style-name="P55"><text:span text:style-name="Strong_20_Emphasis">Antenna Options</text:span>: Consider the antenna options available with the LoRa module. Some modules come with onboard antennas, while others provide connectors for external antennas. Select the appropriate antenna type and configuration based on your application requirements and environmental conditions.</text:p>
        </text:list-item>
        <text:list-item text:style-override="L2">
          <text:p text:style-name="P55"><text:span text:style-name="Strong_20_Emphasis">Features</text:span>: Evaluate the additional features offered by the LoRa module, such as built-in error detection and correction mechanisms, frequency hopping capability, support for multiple spreading factors, and encryption options. Choose a module that provides the necessary features to optimize communication performance and reliability.</text:p>
        </text:list-item>
        <text:list-item text:style-override="L2">
          <text:p text:style-name="P55"><text:span text:style-name="Strong_20_Emphasis">Cost</text:span>: Consider the cost of the LoRa module and its overall value proposition for your project.</text:p>
        </text:list-item>
      </text:list>
      <text:p text:style-name="P29"/>
      <text:list xml:id="list180228570412298" text:continue-numbering="true" text:style-name="L1">
        <text:list-header>
          <text:p text:style-name="P53"/>
        </text:list-header>
      </text:list>
      <text:p text:style-name="P2"><text:span text:style-name="Emphasis"><text:span text:style-name="T46"/></text:span></text:p>
      <text:p text:style-name="P2"><text:span text:style-name="Emphasis"><text:span text:style-name="T46"/></text:span></text:p>
      <text:p text:style-name="P2"><text:span text:style-name="Emphasis"><text:span text:style-name="T46"/></text:span></text:p>
      <text:p text:style-name="P2"><text:span text:style-name="Emphasis"><text:span text:style-name="T46"/></text:span></text:p>
      <text:p text:style-name="P2"><text:soft-page-break/><text:span text:style-name="Emphasis"><text:span text:style-name="T46"/></text:span></text:p>
      <text:p text:style-name="P2"><text:span text:style-name="Emphasis"><text:span text:style-name="T46"><text:s text:c="2"/></text:span></text:span><text:span text:style-name="Emphasis"><text:span text:style-name="T52">Some </text:span></text:span><text:span text:style-name="Emphasis"><text:span text:style-name="T46">L</text:span></text:span><text:span text:style-name="Emphasis"><text:span text:style-name="T51">o</text:span></text:span><text:span text:style-name="Emphasis"><text:span text:style-name="T46">R</text:span></text:span><text:span text:style-name="Emphasis"><text:span text:style-name="T51">a</text:span></text:span><text:span text:style-name="Emphasis"><text:span text:style-name="T46"> transce</text:span></text:span><text:span text:style-name="Emphasis"><text:span text:style-name="T53">i</text:span></text:span><text:span text:style-name="Emphasis"><text:span text:style-name="T46">ver modules <text:s/></text:span></text:span></text:p>
      <text:p text:style-name="P2"><text:span text:style-name="Emphasis"><text:span text:style-name="T46"/></text:span></text:p>
      <text:p text:style-name="P3"><text:span text:style-name="Emphasis"><text:span text:style-name="T70">LoRa (Long Range) transceiver modules are widely used for long-range communication in IoT (Internet of Things) applications. Here are a few popular LoRa transceiver modules:</text:span></text:span></text:p>
      <text:list xml:id="list1634879731" text:style-name="L3">
        <text:list-item>
          <text:p text:style-name="P57"><text:span text:style-name="Strong_20_Emphasis">Semtech SX1276/SX1278</text:span>: These are among the most common LoRa transceiver chips used in modules. They operate in the 868 MHz and 915 MHz bands and offer excellent sensitivity and long-range communication capabilities.</text:p>
        </text:list-item>
        <text:list-item>
          <text:p text:style-name="P57"><text:span text:style-name="Strong_20_Emphasis">HopeRF RFM95/RFM96</text:span>: These modules are based on the Semtech SX1276/SX1278 chips and offer similar features. They are widely used in DIY and commercial LoRa applications.</text:p>
        </text:list-item>
        <text:list-item>
          <text:p text:style-name="P57"><text:span text:style-name="Strong_20_Emphasis">Microchip RN2483/RN2903</text:span>: These modules integrate LoRa technology with a microcontroller, making them easy to use for IoT applications. They come with firmware that simplifies LoRaWAN connectivity.</text:p>
        </text:list-item>
        <text:list-item>
          <text:p text:style-name="P57"><text:span text:style-name="Strong_20_Emphasis">Pycom LoPy/LoPy4</text:span>: These are development boards that integrate LoRa, Wi-Fi, and Bluetooth connectivity. They are based on Microchip's RN2483/RN2903 modules and are suitable for rapid prototyping of IoT applications.</text:p>
        </text:list-item>
        <text:list-item>
          <text:p text:style-name="P57"><text:span text:style-name="Strong_20_Emphasis">Arduino MKR WAN 1300/1310</text:span>: These are Arduino-compatible boards equipped with a Murata CMWX1ZZABZ LoRa module, offering LoRa connectivity along with the ease of Arduino programming.</text:p>
        </text:list-item>
        <text:list-item>
          <text:p text:style-name="P57"><text:span text:style-name="Strong_20_Emphasis">Heltec ESP32 LoRa Development Board</text:span>: This board combines the ESP32 microcontroller with a SX1276 LoRa transceiver module, providing both Wi-Fi and LoRa connectivity in a single board.</text:p>
        </text:list-item>
        <text:list-item>
          <text:p text:style-name="P57"><text:span text:style-name="Strong_20_Emphasis">Dragino LoRa/GPS HAT</text:span>: This is a LoRa transceiver HAT for Raspberry Pi, allowing Raspberry Pi users to add LoRa connectivity to their projects. It also includes a GPS module for location-based applications.</text:p>
        </text:list-item>
      </text:list>
      <text:p text:style-name="P2"><text:span text:style-name="Emphasis"><text:span text:style-name="T47"/></text:span></text:p>
      <text:p text:style-name="P4"><text:span text:style-name="Strong_20_Emphasis"><text:span text:style-name="T11">Semtech SX1276/SX1278</text:span></text:span></text:p>
      <text:list xml:id="list3219405371" text:style-name="L4">
        <text:list-item>
          <text:p text:style-name="P59"><text:span text:style-name="Emphasis"><text:span text:style-name="T71">The Semtech </text:span></text:span><text:span text:style-name="Strong_20_Emphasis"><text:span text:style-name="T100">SX1276/SX1278</text:span></text:span><text:span text:style-name="Emphasis"><text:span text:style-name="T71"> is a </text:span></text:span><text:span text:style-name="Emphasis"><text:span text:style-name="T73">family of </text:span></text:span><text:span text:style-name="Emphasis"><text:span text:style-name="T71"><text:s/></text:span></text:span><text:span text:style-name="Emphasis"><text:span text:style-name="T81">programmable </text:span></text:span><text:span text:style-name="Emphasis"><text:span text:style-name="T82">lora </text:span></text:span><text:span text:style-name="Emphasis"><text:span text:style-name="T81">transceiver IC </text:span></text:span><text:span text:style-name="Emphasis"><text:span text:style-name="T71">specifically designed for long-range communication using the LoRa modulation technique.</text:span></text:span></text:p>
        </text:list-item>
        <text:list-item>
          <text:p text:style-name="P59"><text:span text:style-name="Emphasis"><text:span text:style-name="T71">It's not a microcontroller; instead, it's a specialized chip that handles the modulation, demodulation, and communication protocols for LoRa-based systems.</text:span></text:span></text:p>
        </text:list-item>
        <text:list-item>
          <text:p text:style-name="P60"><text:span text:style-name="Emphasis"><text:span text:style-name="T72">The SX1276/SX1278 chips utilize Semtech's patented LoRa modulation technology, which enables long-range communication with low power consumption. LoRa modulation uses chirp spread spectrum modulation to achieve robust communication over long distances, even in challenging RF environments.</text:span></text:span></text:p>
        </text:list-item>
        <text:list-item>
          <text:p text:style-name="P61"><text:span text:style-name="Strong_20_Emphasis"><text:span text:style-name="T90">Interface</text:span></text:span><text:span text:style-name="Emphasis"><text:span text:style-name="T72">: The SX1276/SX1278 chips communicate with external microcontrollers or host systems via a Serial Peripheral Interface (SPI) to configure its settings, initiate transmissions, and handle received data. </text:span></text:span></text:p>
        </text:list-item>
        <text:list-item>
          <text:p text:style-name="P62"><text:span text:style-name="Strong_20_Emphasis"><text:span text:style-name="T90">Features</text:span></text:span><text:span text:style-name="Emphasis"><text:span text:style-name="T73">: t</text:span></text:span><text:span text:style-name="Emphasis"><text:span text:style-name="T72">hese chips feature adjustable parameters such as spreading factor, bandwidth, and coding rate, allowing users to optimize communication performance based on factors such as data rate, range, and power consumption.</text:span></text:span></text:p>
        </text:list-item>
        <text:list-item>
          <text:p text:style-name="P62"><text:soft-page-break/><text:span text:style-name="Strong_20_Emphasis"><text:span text:style-name="T91">Power Consumption: </text:span></text:span><text:span text:style-name="Emphasis"><text:span text:style-name="T74">low ower consumption,this </text:span></text:span><text:span text:style-name="Emphasis"><text:span text:style-name="T75">IC</text:span></text:span><text:span text:style-name="Emphasis"><text:span text:style-name="T74"> </text:span></text:span><text:span text:style-name="Emphasis"><text:span text:style-name="T72">offer various power-saving modes, including sleep and standby modes, to minimize power consumption during idle periods.</text:span></text:span></text:p>
        </text:list-item>
        <text:list-item>
          <text:p text:style-name="P58"><text:span text:style-name="Strong_20_Emphasis">Frequency Band</text:span><text:span text:style-name="Strong_20_Emphasis"><text:span text:style-name="T125">s</text:span></text:span><text:span text:style-name="Strong_20_Emphasis">: </text:span>These chips are available in different frequency bands, including 433 MHz, 868 MHz, and 915 MHz, to comply with regional regulations and requirements.</text:p>
        </text:list-item>
      </text:list>
      <text:p text:style-name="P3"><text:span text:style-name="Emphasis"><text:span text:style-name="T72"/></text:span></text:p>
      <text:p text:style-name="P9"><text:span text:style-name="Emphasis"><text:span text:style-name="T2">HopeRF RFM95/RFM96</text:span></text:span></text:p>
      <text:p text:style-name="P3"><text:span text:style-name="Emphasis"><text:span text:style-name="T72">The HopeRF RFM95/RFM96 LoRa modules are </text:span></text:span><text:span text:style-name="Emphasis"><text:span text:style-name="T83">based on Semtech's SX1276/SX1278</text:span></text:span><text:span text:style-name="Emphasis"><text:span text:style-name="T72"> LoRa transceiver chips.</text:span></text:span></text:p>
      <text:list xml:id="list2173176229" text:style-name="L5">
        <text:list-item>
          <text:p text:style-name="P67"><text:span text:style-name="Strong_20_Emphasis">Integration</text:span>: The RFM95/RFM96 modules integrate Semtech's SX1276/SX1278 LoRa transceiver chip into a compact module format. This integration simplifies the design process and makes it easier for developers to incorporate LoRa functionality into their projects without needing extensive RF expertise.</text:p>
        </text:list-item>
        <text:list-item>
          <text:p text:style-name="P67"><text:span text:style-name="Strong_20_Emphasis">Frequency Bands</text:span>: Similar to the Semtech chips, the RFM95/RFM96 modules are available in various frequency bands, including 433 MHz, 868 MHz, and 915 MHz.</text:p>
        </text:list-item>
        <text:list-item>
          <text:p text:style-name="P67"><text:span text:style-name="Strong_20_Emphasis">Features</text:span>: The RFM95/RFM96 modules offer features such as adjustable output power, configurable data rates, and support for multiple spreading factors. These features enable users to optimize communication performance based on factors such as range, data rate, and power consumption.</text:p>
        </text:list-item>
        <text:list-item>
          <text:p text:style-name="P67"><text:span text:style-name="Strong_20_Emphasis">Interface</text:span>: Like the Semtech chips, the RFM95/RFM96 modules communicate with external microcontrollers or host systems via a Serial Peripheral Interface (SPI).</text:p>
        </text:list-item>
        <text:list-item>
          <text:p text:style-name="P67"><text:span text:style-name="Strong_20_Emphasis">Antenna Options</text:span>: The RFM95/RFM96 modules typically come with an onboard antenna connector, allowing users to connect external antennas for improved range and performance. The choice of antenna depends on the specific application requirements and environmental conditions.</text:p>
        </text:list-item>
        <text:list-item>
          <text:p text:style-name="P67"><text:span text:style-name="Strong_20_Emphasis">Power Consumption</text:span>: The RFM95/RFM96 modules are designed for low power consumption, making them suitable for battery-powered applications. They offer various power-saving modes, such as sleep and standby modes, to minimize energy usage during idle periods.</text:p>
        </text:list-item>
        <text:list-item>
          <text:p text:style-name="P68"><text:span text:style-name="Strong_20_Emphasis">LoRaWAN Compatibility: </text:span>The HopeRF RFM95/RFM96 LoRa modules are not pre-certified for LoRaWAN compatibility,but <text:span text:style-name="T129">we can </text:span>implement the LoRaWAN protocol stack using software libraries or development kits provided by the LoRa Alliance or other third-party vendors. This typically involves integrating LoRaWAN firmware into an external microcontroller or host system that communicates with the RFM95/RFM96 module.</text:p>
          <text:p text:style-name="P68"/>
        </text:list-item>
      </text:list>
      <text:p text:style-name="P28"><text:span text:style-name="Strong_20_Emphasis"><text:span text:style-name="T12">Microchip RN2483/RN2903</text:span></text:span></text:p>
      <text:p text:style-name="P3"><text:span text:style-name="Emphasis"><text:span text:style-name="T72">The Microchip RN2483 and RN2903 are LoRaWAN modules designed to simplify the integration of LoRa technology into IoT devices.</text:span></text:span></text:p>
      <text:list xml:id="list637888543" text:style-name="L6">
        <text:list-item>
          <text:p text:style-name="P69"><text:span text:style-name="Strong_20_Emphasis">LoRaWAN Compatibility</text:span>: The RN2483 and RN2903 modules are compliant with the LoRaWAN protocol, which is a standardized networking protocol designed for low-power, wide-area networks (LPWANs). LoRaWAN enables long-range communication between IoT devices and gateway nodes, allowing for connectivity over several kilometers in urban and rural environments.</text:p>
        </text:list-item>
        <text:list-item>
          <text:p text:style-name="P69"><text:span text:style-name="Strong_20_Emphasis">Integrated Solution</text:span>: These modules integrate LoRa transceiver functionality with a microcontroller unit (MCU) and firmware stack specifically designed for LoRaWAN <text:soft-page-break/>communication. This integration simplifies the hardware and software design process for developers, enabling rapid development of LoRaWAN-enabled IoT devices.</text:p>
        </text:list-item>
        <text:list-item>
          <text:p text:style-name="P69"><text:span text:style-name="Strong_20_Emphasis">Frequency Bands</text:span>: The RN2483 and RN2903 modules are available in various frequency bands, including 433 MHz, 868 MHz, and 915 Mhz.</text:p>
        </text:list-item>
        <text:list-item>
          <text:p text:style-name="P69"><text:span text:style-name="Strong_20_Emphasis">Interface</text:span>: These modules communicate with external host systems or microcontrollers via a UART (Universal Asynchronous Receiver-Transmitter) serial interface.</text:p>
        </text:list-item>
        <text:list-item>
          <text:p text:style-name="P69"><text:span text:style-name="Strong_20_Emphasis">Firmware Stack</text:span>: The RN2483 and RN2903 modules come preloaded with firmware that implements the LoRaWAN protocol stack, including support for joining LoRaWAN networks, sending and receiving data packets, and managing device parameters. This firmware simplifies the development process by handling low-level communication tasks, allowing developers to focus on application-specific functionality.</text:p>
        </text:list-item>
        <text:list-item>
          <text:p text:style-name="P69"><text:span text:style-name="Strong_20_Emphasis">Power Consumption</text:span>: designed for low power consumption, making them suitable for battery-powered IoT applications. They offer various power-saving modes to minimize energy usage.</text:p>
        </text:list-item>
      </text:list>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text:span text:style-name="Emphasis"><text:span text:style-name="T72"/></text:span></text:p>
      <text:p text:style-name="P34"><text:soft-page-break/><text:s text:c="45"/>LoRa SOFTWARES <text:s text:c="46"/></text:p>
      <text:p text:style-name="P23"/>
      <text:p text:style-name="P26"><text:s text:c="2"/>Lorawan libraries <text:s/></text:p>
      <text:p text:style-name="P30"/>
      <text:p text:style-name="P30">There exist at least two major LoRaWAN library implementations that can be used for end nodes:</text:p>
      <text:list xml:id="list1624150050" text:style-name="L7">
        <text:list-item>
          <text:p text:style-name="P70">IBM’s original LMiC <text:span text:style-name="Emphasis">(formerly ‘</text:span><text:span text:style-name="Emphasis"><text:span text:style-name="T1">LoRa MAC in C</text:span></text:span><text:span text:style-name="Emphasis">’)</text:span> implementation. </text:p>
        </text:list-item>
        <text:list-item>
          <text:p text:style-name="P71">Semtech’s <text:a xlink:type="simple" xlink:href="https://github.com/Lora-net/LoRaMac-node" text:style-name="Internet_20_link" text:visited-style-name="Visited_20_Internet_20_Link">LoRaMac-node 949</text:a> reference implementation. </text:p>
        </text:list-item>
      </text:list>
      <text:p text:style-name="P27">I call LMiC and LoRaMac-node <text:span text:style-name="Strong_20_Emphasis">base types</text:span>.</text:p>
      <text:p text:style-name="P27">Both base types have been ported to different platforms (microcontroller families) e.g. AVR, SAM, STM32, nRF5x, ESP32 and different development frameworks e.g. Arduino, ARM Mbed etc.</text:p>
      <text:p text:style-name="P33">IBM’s original LMiC </text:p>
      <text:p text:style-name="P27">The IBM LMIC (LoraMAC-in-C) library is a widely-used, lightweight implementation of the LoRaWAN protocol stack in C. Originally developed by IBM, it has since been maintained and extended by the open-source community, including significant contributions from MCCI Corporation. The library is suitable for resource-constrained devices, making it a popular choice for IoT applications.</text:p>
      <text:p text:style-name="P38">Link : <text:a xlink:type="simple" xlink:href="https://research.ibm.com/labs/zurich/ics/lrsc/lmic.html" text:style-name="Internet_20_link" text:visited-style-name="Visited_20_Internet_20_Link">https://research.ibm.com/labs/zurich/ics/lrsc/lmic.html</text:a></text:p>
      <text:h text:style-name="Heading_20_3" text:outline-level="3">Key Features</text:h>
      <text:list xml:id="list1820198340" text:style-name="L8">
        <text:list-item>
          <text:p text:style-name="P72"><text:span text:style-name="Strong_20_Emphasis">LoRaWAN Compliance</text:span>: Supports LoRaWAN protocol features, including:</text:p>
          <text:list>
            <text:list-item>
              <text:p text:style-name="P73"><text:span text:style-name="Strong_20_Emphasis">Class A</text:span>: Low-power, bidirectional communication with scheduled receive windows.</text:p>
            </text:list-item>
            <text:list-item>
              <text:p text:style-name="P73"><text:span text:style-name="Strong_20_Emphasis">OTAA (Over-the-Air Activation)</text:span>: Devices join the network by exchanging keys with the network server.</text:p>
            </text:list-item>
            <text:list-item>
              <text:p text:style-name="P73"><text:span text:style-name="Strong_20_Emphasis">ABP (Activation by Personalization)</text:span>: Devices are pre-provisioned with keys for immediate network communication.</text:p>
            </text:list-item>
            <text:list-item>
              <text:p text:style-name="P73"><text:span text:style-name="Strong_20_Emphasis">Adaptive Data Rate (ADR)</text:span>: Dynamically adjusts the data rate based on network conditions and signal quality.</text:p>
            </text:list-item>
          </text:list>
        </text:list-item>
        <text:list-item>
          <text:p text:style-name="P72"><text:span text:style-name="Strong_20_Emphasis">Multi-Region Support</text:span>: Compatible with various regional frequency plans, including:</text:p>
          <text:list>
            <text:list-item>
              <text:p text:style-name="P73">EU868 (Europe)</text:p>
            </text:list-item>
            <text:list-item>
              <text:p text:style-name="P73">US915 (North America)</text:p>
            </text:list-item>
            <text:list-item>
              <text:p text:style-name="P73">AU915 (Australia)</text:p>
            </text:list-item>
            <text:list-item>
              <text:p text:style-name="P73">AS923 (Asia)</text:p>
            </text:list-item>
            <text:list-item>
              <text:p text:style-name="P73">IN865 (India)</text:p>
            </text:list-item>
          </text:list>
        </text:list-item>
        <text:list-item>
          <text:p text:style-name="P72"><text:span text:style-name="Strong_20_Emphasis">Low Power</text:span>: Designed for low power consumption, making it suitable for battery-powered devices.</text:p>
        </text:list-item>
        <text:list-item>
          <text:p text:style-name="P72"><text:span text:style-name="Strong_20_Emphasis">Event-Driven API</text:span>: Uses an event-driven architecture to handle asynchronous communication, simplifying the management of LoRaWAN events and state transitions.</text:p>
        </text:list-item>
      </text:list>
      <text:p text:style-name="P27"/>
      <text:p text:style-name="P27"/>
      <text:p text:style-name="P31"/>
      <text:p text:style-name="P31"><text:soft-page-break/></text:p>
      <text:p text:style-name="P31">Note</text:p>
      <text:p text:style-name="P32">Many libraries have an official name that is different from the name of their (GitHub) repository. The official library name is important for development tools like PlatformIO which can automatically download libraries if their official name is specified in the platformio.ini project configuration file.</text:p>
      <text:p text:style-name="P12"/>
      <text:p text:style-name="P12"/>
      <text:p text:style-name="P12"><text:span text:style-name="Emphasis"><text:span text:style-name="T130">SEMTECH <text:s/>LORAMAC-NODE <text:s/>LIBRARY</text:span></text:span></text:p>
      <text:list xml:id="list364558510" text:style-name="L9">
        <text:list-item>
          <text:p text:style-name="P39"><text:span text:style-name="Emphasis"><text:span text:style-name="T54">Semtech maintains a reference implementation of a LoRa end node.</text:span></text:span></text:p>
        </text:list-item>
        <text:list-item>
          <text:p text:style-name="P39"><text:span text:style-name="Emphasis"><text:span text:style-name="T54">The code can be found at this location: </text:span></text:span><text:a xlink:type="simple" xlink:href="https://github.com/Lora-net/LoRaMac-node" text:style-name="Internet_20_link" text:visited-style-name="Visited_20_Internet_20_Link"><text:span text:style-name="Emphasis"><text:span text:style-name="T54">https://github.com/Lora-net/LoRaMac-node</text:span></text:span></text:a></text:p>
        </text:list-item>
        <text:list-item>
          <text:p text:style-name="P39"><text:span text:style-name="Emphasis"><text:span text:style-name="T54">API documentation can be found at: </text:span></text:span><text:a xlink:type="simple" xlink:href="http://stackforce.github.io/LoRaMac-doc/" text:style-name="Internet_20_link" text:visited-style-name="Visited_20_Internet_20_Link"><text:span text:style-name="Emphasis"><text:span text:style-name="T54">http://stackforce.github.io/LoRaMac-doc/</text:span></text:span></text:a></text:p>
        </text:list-item>
        <text:list-item>
          <text:p text:style-name="P39"><text:span text:style-name="Emphasis"><text:span text:style-name="T54">This LoRa node library only supports the following platforms:</text:span></text:span></text:p>
        </text:list-item>
        <text:list-item>
          <text:p text:style-name="P39"><text:span text:style-name="Emphasis"><text:span text:style-name="T54">NAMote72, NucleoLxx, SKiM880B, SKiM980A, SKiM881AXL and SAML21.</text:span></text:span></text:p>
        </text:list-item>
        <text:list-item>
          <text:p text:style-name="P39"><text:span text:style-name="Emphasis"><text:span text:style-name="T54">A porting guide is available which provides guide lines on how to port the project to other platforms, see: </text:span></text:span><text:a xlink:type="simple" xlink:href="http://stackforce.github.io/LoRaMac-doc/_p_o_r_t_i_n_g__g_u_i_d_e.html" text:style-name="Internet_20_link" text:visited-style-name="Visited_20_Internet_20_Link"><text:span text:style-name="Emphasis"><text:span text:style-name="T54">http://stackforce.github.io/LoRaMac-doc/_p_o_r_t_i_n_g__g_u_i_d_e.html</text:span></text:span></text:a></text:p>
        </text:list-item>
      </text:list>
      <text:p text:style-name="P12"><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pan></text:p>
      <text:p text:style-name="P25"><text:span text:style-name="Emphasis"><text:span text:style-name="T54"><text:s/>LoRa libraries for </text:span></text:span><text:span text:style-name="Emphasis"><text:span text:style-name="T55">arduino</text:span></text:span></text:p>
      <text:p text:style-name="P14"><text:span text:style-name="Emphasis"><text:span text:style-name="T105"/></text:span></text:p>
      <text:p text:style-name="P14"><text:span text:style-name="Emphasis"><text:span text:style-name="T105">Arduino LMIC</text:span></text:span></text:p>
      <text:list xml:id="list4090157635" text:style-name="L10">
        <text:list-item>
          <text:p text:style-name="P40"><text:span text:style-name="Emphasis"><text:span text:style-name="T54">The </text:span></text:span><text:span text:style-name="Emphasis"><text:span text:style-name="T57">IBM LMIC </text:span></text:span><text:span text:style-name="Emphasis"><text:span text:style-name="T54">library is ported to Arduino platforms and is called Arduino LMIC.</text:span></text:span><text:span text:style-name="Emphasis"><text:span text:style-name="T56">this was the first arduino lmic implimentation.</text:span></text:span></text:p>
        </text:list-item>
        <text:list-item>
          <text:p text:style-name="P40"><text:span text:style-name="Emphasis"><text:span text:style-name="T54">This library supports SX1272, SX1276 transceivers and compatible modules such as HopeRF RFM92/RFM95 modules.</text:span></text:span></text:p>
        </text:list-item>
        <text:list-item>
          <text:p text:style-name="P40"><text:span text:style-name="Emphasis"><text:span text:style-name="T54">The code can be found at this location: </text:span></text:span><text:a xlink:type="simple" xlink:href="https://github.com/matthijskooijman/arduino-lmic" text:style-name="Internet_20_link" text:visited-style-name="Visited_20_Internet_20_Link"><text:span text:style-name="Emphasis"><text:span text:style-name="T54">https://github.com/matthijskooijman/arduino-lmic</text:span></text:span></text:a><text:span text:style-name="Emphasis"><text:span text:style-name="T54"> and are maintained by Matthijs Kooijman, Thomas Telkamp, and others.</text:span></text:span></text:p>
        </text:list-item>
        <text:list-item>
          <text:p text:style-name="P40"><text:span text:style-name="Emphasis"><text:span text:style-name="T54">The Arduino LMIC library provides a fairly complete LoRaWAN Class A and Class B implementation, supporting the EU-868 and US-915 bands.</text:span></text:span></text:p>
        </text:list-item>
        <text:list-item>
          <text:p text:style-name="P40"><text:span text:style-name="Emphasis"><text:span text:style-name="T54">The compiled size of this library is about 30kBytes</text:span></text:span></text:p>
        </text:list-item>
        <text:list-item>
          <text:p text:style-name="P63"><text:span text:style-name="Emphasis"><text:span text:style-name="T54">The first Arduino LMIC implementation was </text:span></text:span><text:a xlink:type="simple" xlink:href="https://github.com/matthijskooijman/arduino-lmic" text:style-name="Internet_20_link" text:visited-style-name="Visited_20_Internet_20_Link"><text:span text:style-name="Emphasis"><text:span text:style-name="T54">LMIC-Arduino</text:span></text:span></text:a><text:span text:style-name="Emphasis"><text:span text:style-name="T54"> which has long served as the reference implementation but it is </text:span></text:span><text:span text:style-name="Emphasis"><text:span text:style-name="T57">no longer maintained. </text:span></text:span></text:p>
        </text:list-item>
      </text:list>
      <text:p text:style-name="P10"><text:span text:style-name="Emphasis"><text:span text:style-name="T54"/></text:span></text:p>
      <text:p text:style-name="P5"><text:soft-page-break/><text:span text:style-name="Emphasis"><text:span text:style-name="T105"/></text:span></text:p>
      <text:p text:style-name="P5"><text:span text:style-name="Emphasis"><text:span text:style-name="T105">Arduino LMIC </text:span></text:span><text:span text:style-name="Emphasis"><text:span text:style-name="T106">forks</text:span></text:span></text:p>
      <text:p text:style-name="P11"><text:span text:style-name="Emphasis"><text:span text:style-name="T104">The Arduino framework initially was available only for the AVR family of microcontrollers, but nowadays there are Arduino framework implementations (called Arduino Cores) for many microcontroller families like AVR, SAMD, STM32, ESP32, ESP8266 and nRF5x.<text:line-break/>While the Arduino LMIC reference implementations can be used with multiple microcontroller families, there also exist modified versions that are specially adapted for a certain microcontroller. I call these </text:span></text:span><text:span text:style-name="Strong_20_Emphasis"><text:span text:style-name="T104">variations</text:span></text:span><text:span text:style-name="Emphasis"><text:span text:style-name="T104"> (or decendants) of Arduino LMIC and call Arduino LMIC the </text:span></text:span><text:span text:style-name="Strong_20_Emphasis"><text:span text:style-name="T104">parent</text:span></text:span><text:span text:style-name="Emphasis"><text:span text:style-name="T104"> of the decendant.</text:span></text:span></text:p>
      <text:p text:style-name="P11"><text:span text:style-name="Emphasis"><text:span text:style-name="T108"/></text:span></text:p>
      <text:p text:style-name="P11"><text:span text:style-name="Emphasis"><text:span text:style-name="T108">MCCI <text:s/>LMIC</text:span></text:span></text:p>
      <text:list xml:id="list3947449403" text:style-name="L11">
        <text:list-item>
          <text:p text:style-name="P41"><text:span text:style-name="Emphasis"><text:span text:style-name="T54">The Arduino LMIC library is forked many times but the fork made by </text:span></text:span><text:span text:style-name="Emphasis"><text:span text:style-name="T57">MCCI Catena </text:span></text:span><text:span text:style-name="Emphasis"><text:span text:style-name="T54">seems to be actively maintained. </text:span></text:span><text:a xlink:type="simple" xlink:href="https://github.com/mcci-catena/arduino-lmic" text:style-name="Internet_20_link" text:visited-style-name="Visited_20_Internet_20_Link"><text:span text:style-name="Emphasis"><text:span text:style-name="T54">https://github.com/mcci-catena/arduino-lmic</text:span></text:span></text:a></text:p>
        </text:list-item>
        <text:list-item>
          <text:p text:style-name="P41"><text:span text:style-name="Emphasis"><text:span text:style-name="T54">Among others, the MCCI Arduino LMIC has added regional support for Australia (921MHz), Asia (923 MHz) and India (866 MHz).</text:span></text:span></text:p>
        </text:list-item>
      </text:list>
      <text:p text:style-name="P8"><text:span text:style-name="Emphasis"/></text:p>
      <text:p text:style-name="P6"><text:span text:style-name="Emphasis"><text:span text:style-name="T105">Arduino LMIC </text:span></text:span><text:span text:style-name="Emphasis"><text:span text:style-name="T106">usage</text:span></text:span></text:p>
      <text:list xml:id="list999457613" text:style-name="L12">
        <text:list-item>
          <text:p text:style-name="P64"><text:span text:style-name="Emphasis"><text:span text:style-name="T54">The Arduino LMIC and the MCCI Arduino LMIC library are intended to be used with plain LoRa transceivers, connecting to them using SPI (Serial Peripheral Interface).</text:span></text:span></text:p>
        </text:list-item>
        <text:list-item>
          <text:p text:style-name="P64"><text:span text:style-name="Emphasis"><text:span text:style-name="T54">This library contains a full LoRaWAN stack and is intended to drive these transceivers directly.</text:span></text:span></text:p>
        </text:list-item>
        <text:list-item>
          <text:p text:style-name="P64"><text:span text:style-name="Emphasis"><text:span text:style-name="T54">The library has only been tested with LoRaWAN 1.0.2 networks.</text:span></text:span></text:p>
        </text:list-item>
        <text:list-item>
          <text:p text:style-name="P64"><text:span text:style-name="Emphasis"><text:span text:style-name="T54">The library can not be used with full-stack devices like the Microchip RN2483. These modules contains a transceiver and microcontroller that implements the LoRaWAN stack and exposes a high-level serial interface instead of a low-level SPI transceiver interface.</text:span></text:span></text:p>
        </text:list-item>
      </text:list>
      <text:p text:style-name="P8"><text:span text:style-name="Emphasis"/></text:p>
      <text:p text:style-name="P7"><text:span text:style-name="Emphasis"><text:span text:style-name="T105">Arduino LMIC </text:span></text:span><text:span text:style-name="Emphasis"><text:span text:style-name="T107">documentation</text:span></text:span></text:p>
      <text:list xml:id="list2460859214" text:style-name="L13">
        <text:list-item>
          <text:p text:style-name="P65"><text:span text:style-name="Emphasis">To understand how the Arduino LMIC library works:</text:span></text:p>
        </text:list-item>
        <text:list-item>
          <text:p text:style-name="P65"><text:span text:style-name="Emphasis">IBM LoRaWAN in C Technical Specification</text:span></text:p>
          <text:p text:style-name="P65"><text:a xlink:type="simple" xlink:href="https://github.com/matthijskooijman/arduino-lmic/blob/master/doc/LMiC-v1.5.pdf" text:style-name="Internet_20_link" text:visited-style-name="Visited_20_Internet_20_Link"><text:span text:style-name="Emphasis">https://github.com/matthijskooijman/arduino-lmic/blob/master/doc/LMiC-v1.5.pdf</text:span></text:a></text:p>
        </text:list-item>
        <text:list-item>
          <text:p text:style-name="P66"><text:span text:style-name="Emphasis">Semtech SX1272/73 Datasheet </text:span></text:p>
          <text:p text:style-name="P66"><text:span text:style-name="Emphasis"><text:s/></text:span><text:a xlink:type="simple" xlink:href="https://www.semtech.com/uploads/documents/sx1272.pdf" text:style-name="Internet_20_link" text:visited-style-name="Visited_20_Internet_20_Link"><text:span text:style-name="Emphasis">https://www.semtech.com/uploads/documents/sx1272.pdf</text:span></text:a></text:p>
        </text:list-item>
        <text:list-item>
          <text:p text:style-name="P66"><text:span text:style-name="Emphasis">Semtech SX1276-7-8-9 Datasheet </text:span></text:p>
          <text:p text:style-name="P66"><text:a xlink:type="simple" xlink:href="https://www.semtech.com/uploads/documents/DS_SX1276-7-8-9_W_APP_V5.pdf" text:style-name="Internet_20_link" text:visited-style-name="Visited_20_Internet_20_Link"><text:span text:style-name="Emphasis">https://www.semtech.com/uploads/documents/DS_SX1276-7-8-9_W_APP_V5.pdf</text:span></text:a></text:p>
        </text:list-item>
      </text:list>
      <text:p text:style-name="P8"><text:span text:style-name="Emphasis"><text:span text:style-name="T126"/></text:span></text:p>
      <text:p text:style-name="P8"><text:span text:style-name="Emphasis"><text:span text:style-name="T126">OTHER ARDUINO LORA END NODE LIBRARIES</text:span></text:span></text:p>
      <text:p text:style-name="P8"><text:span text:style-name="Emphasis">• Other Arduino LoRa end node libraries can be found at: </text:span><text:a xlink:type="simple" xlink:href="https://www.arduinolibraries.info/libraries" text:style-name="Internet_20_link" text:visited-style-name="Visited_20_Internet_20_Link"><text:span text:style-name="Emphasis">https://www.arduinolibraries.info/libraries</text:span></text:a></text:p>
      <text:p text:style-name="P8"><text:span text:style-name="Emphasis"/></text:p>
      <text:p text:style-name="P8"><text:span text:style-name="Emphasis"><text:span text:style-name="T131">• Please note:</text:span></text:span></text:p>
      <text:p text:style-name="P8"><text:span text:style-name="Emphasis"><text:span text:style-name="T131">There are libraries available to setup direct communication between two LoRa radio’s.</text:span></text:span></text:p>
      <text:p text:style-name="P8"><text:span text:style-name="Emphasis"><text:span text:style-name="T131">These libraries have nothing to do with the LoRaWAN protocol</text:span></text:span></text:p>
      <text:p text:style-name="P13"><text:span text:style-name="Emphasis"/></text:p>
      <text:p text:style-name="P24"/>
      <text:p text:style-name="P24"/>
      <text:p text:style-name="P24"/>
      <text:p text:style-name="P24"><text:soft-page-break/></text:p>
      <text:p text:style-name="P24"><text:s/>LoRa libraries for raspberry pi </text:p>
      <text:p text:style-name="P22"/>
      <text:p text:style-name="P50"/>
      <text:p text:style-name="P51"><text:span text:style-name="T132"><text:s/>python </text:span><text:span text:style-name="T133">peer to peer</text:span><text:span text:style-name="T132"> </text:span><text:span text:style-name="T134">lora </text:span>libraries <text:span text:style-name="T135">(p</text:span><text:span text:style-name="T137">h</text:span><text:span text:style-name="T135">ysical layer)</text:span></text:p>
      <text:p text:style-name="P52"/>
      <text:list xml:id="list768804293" text:style-name="L14">
        <text:list-item>
          <text:p text:style-name="P44"><text:a xlink:type="simple" xlink:href="https://github.com/mayeranalytics/pySX127x" text:style-name="Internet_20_link" text:visited-style-name="Visited_20_Internet_20_Link"><text:span text:style-name="T40">https://github.com/mayeranalytics/pySX127x</text:span></text:a></text:p>
          <text:list>
            <text:list-item>
              <text:p text:style-name="P45"><text:span text:style-name="T40">forks </text:span><text:span text:style-name="T41">of mayeranalytics</text:span><text:a xlink:type="simple" xlink:href="https://github.com/mayeranalytics/pySX127x" text:style-name="Internet_20_link" text:visited-style-name="Visited_20_Internet_20_Link"><text:span text:style-name="T40">/</text:span></text:a><text:span text:style-name="T41">pySX127x</text:span><text:span text:style-name="T40"> :</text:span></text:p>
              <text:p text:style-name="P45"><text:a xlink:type="simple" xlink:href="https://github.com/rpsreal/pySX127x/network/members" text:style-name="Internet_20_link" text:visited-style-name="Visited_20_Internet_20_Link"><text:span text:style-name="T40">https://github.com/rpsreal/pySX127x/network/members</text:span></text:a></text:p>
            </text:list-item>
          </text:list>
        </text:list-item>
        <text:list-item>
          <text:p text:style-name="P47"><text:a xlink:type="simple" xlink:href="https://pypi.org/project/pyLoRa/" text:style-name="Internet_20_link" text:visited-style-name="Visited_20_Internet_20_Link"><text:span text:style-name="T40">https://pypi.org/project/pyLoRa/</text:span></text:a></text:p>
        </text:list-item>
        <text:list-item>
          <text:p text:style-name="P47"><text:a xlink:type="simple" xlink:href="https://github.com/rpsreal/pySX127x" text:style-name="Internet_20_link" text:visited-style-name="Visited_20_Internet_20_Link"><text:span text:style-name="T40">https://github.com/rpsreal/pySX127x</text:span></text:a></text:p>
        </text:list-item>
        <text:list-item>
          <text:p text:style-name="P47"><text:a xlink:type="simple" xlink:href="https://github.com/tamberg/pi-lora" text:style-name="Internet_20_link" text:visited-style-name="Visited_20_Internet_20_Link"><text:span text:style-name="T40">https://github.com/tamberg/pi-lora</text:span></text:a></text:p>
        </text:list-item>
        <text:list-item>
          <text:p text:style-name="P48"><text:a xlink:type="simple" xlink:href="https://github.com/RAKWireless/rak_common_for_gateway" text:style-name="Internet_20_link" text:visited-style-name="Visited_20_Internet_20_Link"><text:span text:style-name="T40">https://github.com/RAKWireless/rak_common_for_gateway</text:span></text:a></text:p>
        </text:list-item>
        <text:list-item>
          <text:p text:style-name="P47"><text:a xlink:type="simple" xlink:href="https://github.com/epeters13/pyLoraRFM9x" text:style-name="Internet_20_link" text:visited-style-name="Visited_20_Internet_20_Link"><text:span text:style-name="T40">https://github.com/epeters13/pyLoraRFM9x</text:span></text:a></text:p>
        </text:list-item>
        <text:list-item>
          <text:p text:style-name="P47"><text:a xlink:type="simple" xlink:href="https://github.com/jgromes/LoRaLib" text:style-name="Internet_20_link" text:visited-style-name="Visited_20_Internet_20_Link"><text:span text:style-name="Emphasis"><text:span text:style-name="T40">https://github.com/jgromes/LoRaLib</text:span></text:span></text:a></text:p>
        </text:list-item>
        <text:list-item>
          <text:p text:style-name="P46"><text:a xlink:type="simple" xlink:href="https://github.com/Inteform/PyLora" text:style-name="Internet_20_link" text:visited-style-name="Visited_20_Internet_20_Link"><text:span text:style-name="Emphasis"><text:span text:style-name="T20">https://github.com/Inteform/PyLora</text:span></text:span></text:a><text:span text:style-name="Emphasis"><text:span text:style-name="T13"> </text:span></text:span><text:span text:style-name="Emphasis"><text:span text:style-name="T14">(peer to peer,based on sandeep mistry arduino lora library)</text:span></text:span></text:p>
        </text:list-item>
        <text:list-item>
          <text:p text:style-name="P49"><text:a xlink:type="simple" xlink:href="https://github.com/chandrawi/LoRaRF-Python" text:style-name="Internet_20_link" text:visited-style-name="Visited_20_Internet_20_Link"><text:span text:style-name="T34">https://github.com/chandrawi/LoRaRF-Python</text:span></text:a><text:span text:style-name="T34"> </text:span><text:span text:style-name="T35">(more detai</text:span><text:span text:style-name="T36">l</text:span><text:span text:style-name="T35">ed)</text:span></text:p>
        </text:list-item>
        <text:list-item>
          <text:p text:style-name="P49"><text:a xlink:type="simple" xlink:href="https://github.com/ladecadence/pyRF95" text:style-name="Internet_20_link" text:visited-style-name="Visited_20_Internet_20_Link"><text:span text:style-name="T34">https://github.com/ladecadence/pyRF95</text:span></text:a><text:span text:style-name="T34"> </text:span><text:span text:style-name="T37">(for rf95) </text:span></text:p>
        </text:list-item>
      </text:list>
      <text:p text:style-name="P15"><text:span text:style-name="Emphasis"><text:span text:style-name="T15"/></text:span></text:p>
      <text:p text:style-name="P15"><text:span text:style-name="Emphasis"><text:span text:style-name="T15"/></text:span></text:p>
      <text:p text:style-name="P16"><text:span text:style-name="Emphasis"><text:span text:style-name="T3"><text:s/>python </text:span></text:span><text:span text:style-name="Emphasis"><text:span text:style-name="T4">lorawan implimentations </text:span></text:span><text:span text:style-name="Emphasis"><text:span text:style-name="T5">libraries </text:span></text:span><text:span text:style-name="Emphasis"><text:span text:style-name="T6">(mac layer)</text:span></text:span></text:p>
      <text:p text:style-name="P16"><text:span text:style-name="Emphasis"><text:span text:style-name="T26"/></text:span></text:p>
      <text:list xml:id="list183945360" text:style-name="L15">
        <text:list-item>
          <text:p text:style-name="P42"><text:a xlink:type="simple" xlink:href="https://github.com/jeroennijhof/LoRaWAN" text:style-name="Internet_20_link" text:visited-style-name="Visited_20_Internet_20_Link"><text:span text:style-name="Emphasis"><text:span text:style-name="T16">https://github.com/jeroennijhof/LoRaWAN</text:span></text:span></text:a></text:p>
          <text:list>
            <text:list-item>
              <text:p text:style-name="P43"><text:span text:style-name="Emphasis"><text:span text:style-name="T17">forks of </text:span></text:span><text:span text:style-name="Emphasis"><text:span text:style-name="T18">this library </text:span></text:span><text:a xlink:type="simple" xlink:href="https://github.com/jeroennijhof/LoRaWAN/network/members" text:style-name="Internet_20_link" text:visited-style-name="Visited_20_Internet_20_Link"><text:span text:style-name="Emphasis"><text:span text:style-name="T16">https://github.com/jeroennijhof/LoRaWAN/network/members</text:span></text:span></text:a></text:p>
            </text:list-item>
            <text:list-item>
              <text:p text:style-name="P42"><text:span text:style-name="Emphasis"><text:span text:style-name="T19">some good forks of this repo</text:span></text:span></text:p>
              <text:list>
                <text:list-item>
                  <text:p text:style-name="P42"><text:a xlink:type="simple" xlink:href="https://github.com/computenodes/dragino" text:style-name="Internet_20_link" text:visited-style-name="Visited_20_Internet_20_Link"><text:span text:style-name="Emphasis"><text:span text:style-name="T19">https://github.com/computenodes/dragino</text:span></text:span></text:a></text:p>
                </text:list-item>
                <text:list-item>
                  <text:p text:style-name="P42"><text:a xlink:type="simple" xlink:href="https://github.com/btemperli/LoRaPy" text:style-name="Internet_20_link" text:visited-style-name="Visited_20_Internet_20_Link"><text:span text:style-name="Emphasis"><text:span text:style-name="T19">https://github.com/btemperli/LoRaPy</text:span></text:span></text:a></text:p>
                </text:list-item>
                <text:list-item>
                  <text:p text:style-name="P42"><text:a xlink:type="simple" xlink:href="https://github.com/rubenleon/LoRaWAN" text:style-name="Internet_20_link" text:visited-style-name="Visited_20_Internet_20_Link"><text:span text:style-name="Emphasis"><text:span text:style-name="T19">https://github.com/rubenleon/LoRaWAN</text:span></text:span></text:a></text:p>
                </text:list-item>
                <text:list-item>
                  <text:p text:style-name="P42"><text:a xlink:type="simple" xlink:href="https://github.com/ryanzav/LoRaWAN" text:style-name="Internet_20_link" text:visited-style-name="Visited_20_Internet_20_Link"><text:span text:style-name="Emphasis"><text:span text:style-name="T19">https://github.com/ryanzav/LoRaWAN</text:span></text:span></text:a></text:p>
                </text:list-item>
              </text:list>
            </text:list-item>
          </text:list>
        </text:list-item>
      </text:list>
      <text:p text:style-name="P19"><text:span text:style-name="Emphasis"><text:span text:style-name="T80"/></text:span></text:p>
      <text:p text:style-name="P16"><text:span text:style-name="Emphasis"><text:span text:style-name="T94"/></text:span></text:p>
      <text:p text:style-name="P16"><text:span text:style-name="Emphasis"><text:span text:style-name="T94"/></text:span></text:p>
      <text:p text:style-name="P16"><text:span text:style-name="Emphasis"><text:span text:style-name="T94"/></text:span></text:p>
      <text:p text:style-name="P18"><text:span text:style-name="Emphasis"><text:span text:style-name="T87"><text:s/>C lora libraries(for raspberry </text:span></text:span><text:span text:style-name="Emphasis"><text:span text:style-name="T88">pi</text:span></text:span><text:span text:style-name="Emphasis"><text:span text:style-name="T87"> pico) </text:span></text:span></text:p>
      <text:p text:style-name="P20"><text:span text:style-name="Strong_20_Emphasis">Pico-LoRaWAN</text:span>: This library is a C-based LMIC implementation that is designed for Raspberry Pi Pico. With some modifications, it can work on a Raspberry Pi.</text:p>
      <text:p text:style-name="P17"><text:a xlink:type="simple" xlink:href="https://github.com/ArmDeveloperEcosystem/lorawan-library-for-pico" text:style-name="Internet_20_link" text:visited-style-name="Visited_20_Internet_20_Link"><text:span text:style-name="Emphasis"><text:span text:style-name="T69">https://github.com/ArmDeveloperEcosystem/lorawan-library-for-pico</text:span></text:span></text:a></text:p>
      <text:p text:style-name="P17"><text:span text:style-name="Emphasis"><text:span text:style-name="T69">Enable LoRaWAN communications on your </text:span></text:span><text:a xlink:type="simple" xlink:href="https://www.raspberrypi.org/products/raspberry-pi-pico/" text:style-name="Internet_20_link" text:visited-style-name="Visited_20_Internet_20_Link"><text:span text:style-name="Emphasis"><text:span text:style-name="T93">Raspberry Pi Pico</text:span></text:span></text:a><text:span text:style-name="Emphasis"><text:span text:style-name="T69"> or any RP2040 based board using a </text:span></text:span><text:a xlink:type="simple" xlink:href="https://www.semtech.com/apps/product.php?pn=SX1276" text:style-name="Internet_20_link" text:visited-style-name="Visited_20_Internet_20_Link"><text:span text:style-name="Emphasis"><text:span text:style-name="T93">Semtech SX1276 radio module</text:span></text:span></text:a><text:span text:style-name="Emphasis"><text:span text:style-name="T69">.</text:span></text:span></text:p>
      <text:p text:style-name="P17"><text:span text:style-name="Emphasis"><text:span text:style-name="T69"/></text:span></text:p>
      <text:p text:style-name="P17"><text:span text:style-name="Emphasis"><text:span text:style-name="T69"/></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oft-page-break/><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pan></text:p>
      <text:p text:style-name="P18"><text:span text:style-name="Emphasis"><text:span text:style-name="T87"><text:s/>Reference </text:span></text:span></text:p>
      <text:p text:style-name="P35">There are some links we can reffer </text:p>
      <text:p text:style-name="P36"><text:a xlink:type="simple" xlink:href="https://circuitdigest.com/microcontroller-projects/raspberry-pi-with-lora-peer-to-peer-communication-with-arduino" text:style-name="Internet_20_link" text:visited-style-name="Visited_20_Internet_20_Link"><text:span text:style-name="Emphasis"><text:span text:style-name="T69">https://circuitdigest.com/microcontroller-projects/raspberry-pi-with-lora-peer-to-peer-communication-with-arduino</text:span></text:span></text:a></text:p>
      <text:p text:style-name="P36"><text:span text:style-name="Emphasis"><text:span text:style-name="T77"/></text:span></text:p>
      <text:p text:style-name="P36"><text:a xlink:type="simple" xlink:href="https://sirinsoftware.com/blog/lorawan-mac-layer-definition-architecture-classes-and-more" text:style-name="Internet_20_link" text:visited-style-name="Visited_20_Internet_20_Link"><text:span text:style-name="Emphasis"><text:span text:style-name="T69">https://sirinsoftware.com/blog/lorawan-mac-layer-definition-architecture-classes-and-more</text:span></text:span></text:a></text:p>
      <text:p text:style-name="P36"><text:span text:style-name="Emphasis"><text:span text:style-name="T69"/></text:span></text:p>
      <text:list xml:id="list1963370402" text:style-name="L16">
        <text:list-item>
          <text:p text:style-name="P76"><text:span text:style-name="Emphasis"><text:span text:style-name="T69">Semtech LoRa </text:span></text:span><text:a xlink:type="simple" xlink:href="http://www.semtech.com/wireless-rf/lora.html" text:style-name="Internet_20_link" text:visited-style-name="Visited_20_Internet_20_Link"><text:span text:style-name="Emphasis">http://www.semtech.com/wireless-rf/lora.html</text:span></text:a><text:span text:style-name="Emphasis"><text:span text:style-name="T69"> </text:span></text:span></text:p>
        </text:list-item>
        <text:list-item>
          <text:p text:style-name="P75">IBM LoRaWAN IN C <text:a xlink:type="simple" xlink:href="http://www.research.ibm.com/labs/zurich/ics/lrsc/lmic.html" text:style-name="Internet_20_link" text:visited-style-name="Visited_20_Internet_20_Link">http://www.research.ibm.com/labs/zurich/ics/lrsc/lmic.html</text:a> </text:p>
        </text:list-item>
        <text:list-item>
          <text:p text:style-name="P75">LoRa Alliance <text:a xlink:type="simple" xlink:href="https://www.lora-alliance.org/" text:style-name="Internet_20_link" text:visited-style-name="Visited_20_Internet_20_Link">https://www.lora-alliance.org/</text:a> </text:p>
        </text:list-item>
        <text:list-item>
          <text:p text:style-name="P75">kgabis. parson (JSON parser) <text:a xlink:type="simple" xlink:href="https://github.com/kgabis/parson" text:style-name="Internet_20_link" text:visited-style-name="Visited_20_Internet_20_Link">https://github.com/kgabis/parson</text:a> </text:p>
        </text:list-item>
        <text:list-item>
          <text:p text:style-name="P75">Semtech LoRa Net lora_gateway <text:a xlink:type="simple" xlink:href="https://github.com/lora-net/lora_gateway" text:style-name="Internet_20_link" text:visited-style-name="Visited_20_Internet_20_Link">https://github.com/lora-net/lora_gateway</text:a> </text:p>
        </text:list-item>
        <text:list-item>
          <text:p text:style-name="P75">Semtech LoRa Net packet_forwarder <text:a xlink:type="simple" xlink:href="https://github.com/Lora-net/packet_forwarder" text:style-name="Internet_20_link" text:visited-style-name="Visited_20_Internet_20_Link">https://github.com/Lora-net/packet_forwarder</text:a> </text:p>
        </text:list-item>
        <text:list-item>
          <text:p text:style-name="P75">TTN poly_pkt_fwd <text:a xlink:type="simple" xlink:href="https://github.com/TheThingsNetwork/packet_forwarder" text:style-name="Internet_20_link" text:visited-style-name="Visited_20_Internet_20_Link">https://github.com/TheThingsNetwork/packet_forwarder</text:a> </text:p>
        </text:list-item>
        <text:list-item>
          <text:p text:style-name="P75">Brian Gladman. AES library <text:a xlink:type="simple" xlink:href="http://www.gladman.me.uk/" text:style-name="Internet_20_link" text:visited-style-name="Visited_20_Internet_20_Link">http://www.gladman.me.uk/</text:a> </text:p>
        </text:list-item>
        <text:list-item>
          <text:p text:style-name="P75">Lander Casado, Philippas Tsigas. CMAC library <text:a xlink:type="simple" xlink:href="http://www.cse.chalmers.se/research/group/dcs/masters/contikisec/" text:style-name="Internet_20_link" text:visited-style-name="Visited_20_Internet_20_Link">http://www.cse.chalmers.se/research/group/dcs/masters/contikisec/</text:a> </text:p>
        </text:list-item>
        <text:list-item>
          <text:p text:style-name="P75">diabloneo timespec_diff gitst <text:a xlink:type="simple" xlink:href="https://gist.github.com/diabloneo/9619917" text:style-name="Internet_20_link" text:visited-style-name="Visited_20_Internet_20_Link">https://gist.github.com/diabloneo/9619917</text:a> </text:p>
        </text:list-item>
        <text:list-item>
          <text:p text:style-name="P74">CCAN (json libary is from CCAN project) <text:a xlink:type="simple" xlink:href="https://ccodearchive.net/" text:style-name="Internet_20_link" text:visited-style-name="Visited_20_Internet_20_Link">https://ccodearchive.net/</text:a> </text:p>
        </text:list-item>
        <text:list-item>
          <text:p text:style-name="P74"><text:span text:style-name="T140">new lora documents: </text:span><text:a xlink:type="simple" xlink:href="https://lora.readthedocs.io/en/latest/" text:style-name="Internet_20_link" text:visited-style-name="Visited_20_Internet_20_Link">https://lora.readthedocs.io/en/latest/</text:a></text:p>
        </text:list-item>
        <text:list-item>
          <text:p text:style-name="P74"><text:a xlink:type="simple" xlink:href="https://www.hackster.io/glovebox/lorawan-for-raspberry-pi-with-worldwide-frequency-support-e327d2" text:style-name="Internet_20_link" text:visited-style-name="Visited_20_Internet_20_Link">https://www.hackster.io/glovebox/lorawan-for-raspberry-pi-with-worldwide-frequency-support-e327d2</text:a></text:p>
        </text:list-item>
        <text:list-item>
          <text:p text:style-name="P74"><text:a xlink:type="simple" xlink:href="https://github.com/hallard/RPI-Lora-Gateway" text:style-name="Internet_20_link" text:visited-style-name="Visited_20_Internet_20_Link">https://github.com/hallard/RPI-Lora-Gateway</text:a></text:p>
        </text:list-item>
        <text:list-item>
          <text:p text:style-name="P74"/>
        </text:list-item>
      </text:list>
      <text:p text:style-name="P36"/>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09:59:45.427896922</meta:creation-date>
    <dc:date>2024-07-31T18:02:26.818851864</dc:date>
    <meta:editing-duration>PT17H53M53S</meta:editing-duration>
    <meta:editing-cycles>94</meta:editing-cycles>
    <meta:generator>LibreOffice/7.3.7.2$Linux_X86_64 LibreOffice_project/30$Build-2</meta:generator>
    <meta:document-statistic meta:table-count="0" meta:image-count="0" meta:object-count="0" meta:page-count="9" meta:paragraph-count="154" meta:word-count="2254" meta:character-count="17351" meta:non-whitespace-character-count="15145"/>
  </office:meta>
</office:document-meta>
</file>